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3.7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6cm" style:rel-column-width="32736*"/>
    </style:style>
    <style:style style:name="Table8.B" style:family="table-column">
      <style:table-column-properties style:column-width="6.724cm" style:rel-column-width="16854*"/>
    </style:style>
    <style:style style:name="Table8.C" style:family="table-column">
      <style:table-column-properties style:column-width="6.361cm" style:rel-column-width="1594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officeooo:paragraph-rsid="04ca571f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b57162"/>
    </style:style>
    <style:style style:name="P14" style:family="paragraph" style:parent-style-name="Table_20_Contents">
      <style:text-properties officeooo:paragraph-rsid="04489b60"/>
    </style:style>
    <style:style style:name="P15" style:family="paragraph" style:parent-style-name="Table_20_Contents">
      <style:text-properties officeooo:paragraph-rsid="044c2e9f"/>
    </style:style>
    <style:style style:name="P16" style:family="paragraph" style:parent-style-name="Table_20_Contents">
      <style:text-properties officeooo:paragraph-rsid="04bead68"/>
    </style:style>
    <style:style style:name="P17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8" style:family="paragraph" style:parent-style-name="Table_20_Contents">
      <style:text-properties officeooo:paragraph-rsid="04b39282"/>
    </style:style>
    <style:style style:name="P19" style:family="paragraph" style:parent-style-name="Table_20_Contents">
      <style:text-properties officeooo:paragraph-rsid="04a0df66"/>
    </style:style>
    <style:style style:name="P20" style:family="paragraph" style:parent-style-name="Table_20_Contents">
      <style:text-properties officeooo:paragraph-rsid="03266a92"/>
    </style:style>
    <style:style style:name="P21" style:family="paragraph" style:parent-style-name="Table_20_Contents">
      <style:text-properties officeooo:paragraph-rsid="04ab2c74"/>
    </style:style>
    <style:style style:name="P22" style:family="paragraph" style:parent-style-name="Table_20_Contents">
      <style:text-properties officeooo:paragraph-rsid="032bbd7a"/>
    </style:style>
    <style:style style:name="P23" style:family="paragraph" style:parent-style-name="Table_20_Contents">
      <style:text-properties officeooo:paragraph-rsid="036b7fd3"/>
    </style:style>
    <style:style style:name="P24" style:family="paragraph" style:parent-style-name="Table_20_Contents">
      <style:text-properties officeooo:paragraph-rsid="049687d6"/>
    </style:style>
    <style:style style:name="P25" style:family="paragraph" style:parent-style-name="Table_20_Contents">
      <style:text-properties officeooo:paragraph-rsid="04926971"/>
    </style:style>
    <style:style style:name="P26" style:family="paragraph" style:parent-style-name="Table_20_Contents">
      <style:text-properties officeooo:paragraph-rsid="044ab44f"/>
    </style:style>
    <style:style style:name="P27" style:family="paragraph" style:parent-style-name="Table_20_Contents">
      <style:text-properties officeooo:paragraph-rsid="044d6203"/>
    </style:style>
    <style:style style:name="P28" style:family="paragraph" style:parent-style-name="Table_20_Contents">
      <style:text-properties officeooo:paragraph-rsid="04697cf6"/>
    </style:style>
    <style:style style:name="P29" style:family="paragraph" style:parent-style-name="Table_20_Contents">
      <style:text-properties officeooo:paragraph-rsid="051133a8"/>
    </style:style>
    <style:style style:name="P3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Table_20_Contents">
      <style:text-properties officeooo:paragraph-rsid="032539cf"/>
    </style:style>
    <style:style style:name="P35" style:family="paragraph" style:parent-style-name="Table_20_Contents">
      <style:text-properties officeooo:paragraph-rsid="03d70fa4"/>
    </style:style>
    <style:style style:name="P36" style:family="paragraph" style:parent-style-name="Table_20_Contents">
      <style:text-properties officeooo:paragraph-rsid="03d2b776"/>
    </style:style>
    <style:style style:name="P37" style:family="paragraph" style:parent-style-name="Table_20_Contents">
      <style:text-properties officeooo:paragraph-rsid="0378741f"/>
    </style:style>
    <style:style style:name="P38" style:family="paragraph" style:parent-style-name="Table_20_Contents">
      <style:text-properties officeooo:paragraph-rsid="0512b926"/>
    </style:style>
    <style:style style:name="P39" style:family="paragraph" style:parent-style-name="Table_20_Contents">
      <style:text-properties officeooo:paragraph-rsid="05144236"/>
    </style:style>
    <style:style style:name="P40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text-properties officeooo:paragraph-rsid="038d092b"/>
    </style:style>
    <style:style style:name="P42" style:family="paragraph" style:parent-style-name="Table_20_Contents">
      <style:text-properties officeooo:paragraph-rsid="0453bfb4"/>
    </style:style>
    <style:style style:name="P43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7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1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2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3" style:family="paragraph" style:parent-style-name="Table_20_Contents">
      <style:text-properties officeooo:paragraph-rsid="0108f4cf"/>
    </style:style>
    <style:style style:name="P54" style:family="paragraph" style:parent-style-name="Table_20_Contents">
      <style:text-properties officeooo:paragraph-rsid="0294e861"/>
    </style:style>
    <style:style style:name="P55" style:family="paragraph" style:parent-style-name="Table_20_Contents">
      <style:text-properties officeooo:paragraph-rsid="02b867ce"/>
    </style:style>
    <style:style style:name="P56" style:family="paragraph" style:parent-style-name="Table_20_Contents">
      <style:text-properties officeooo:paragraph-rsid="010e8474"/>
    </style:style>
    <style:style style:name="P57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0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2" style:family="paragraph" style:parent-style-name="Table_20_Contents">
      <style:text-properties officeooo:paragraph-rsid="015fc100"/>
    </style:style>
    <style:style style:name="P63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4" style:family="paragraph" style:parent-style-name="Table_20_Contents">
      <style:text-properties officeooo:paragraph-rsid="02ae0b54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4" style:family="paragraph" style:parent-style-name="Table_20_Contents">
      <style:text-properties officeooo:paragraph-rsid="03dddf35"/>
    </style:style>
    <style:style style:name="P75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text-properties officeooo:paragraph-rsid="03efe0f5"/>
    </style:style>
    <style:style style:name="P77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1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82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3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4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5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86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87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88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9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1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2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3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94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7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98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99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51a80b4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51f84fa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1" style:family="text">
      <style:text-properties officeooo:rsid="02646e91"/>
    </style:style>
    <style:style style:name="T1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italic" officeooo:rsid="04bca12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officeooo:rsid="04bca128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59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60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61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62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63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64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7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1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6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7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34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officeooo:rsid="04e65362"/>
    </style:style>
    <style:style style:name="T138" style:family="text">
      <style:text-properties officeooo:rsid="04dc5c57"/>
    </style:style>
    <style:style style:name="T139" style:family="text">
      <style:text-properties style:font-name="Courier New" officeooo:rsid="04e65362"/>
    </style:style>
    <style:style style:name="T140" style:family="text">
      <style:text-properties style:font-name="Courier New" officeooo:rsid="04dc5c57"/>
    </style:style>
    <style:style style:name="T141" style:family="text">
      <style:text-properties officeooo:rsid="0277dedb"/>
    </style:style>
    <style:style style:name="T142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3" style:family="text">
      <style:text-properties officeooo:rsid="023d069c"/>
    </style:style>
    <style:style style:name="T144" style:family="text">
      <style:text-properties officeooo:rsid="021570c6"/>
    </style:style>
    <style:style style:name="T145" style:family="text">
      <style:text-properties officeooo:rsid="02984091"/>
    </style:style>
    <style:style style:name="T146" style:family="text">
      <style:text-properties officeooo:rsid="0298730b"/>
    </style:style>
    <style:style style:name="T147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8" style:family="text">
      <style:text-properties fo:font-style="normal" officeooo:rsid="023ec219" style:font-style-asian="normal" style:font-style-complex="normal"/>
    </style:style>
    <style:style style:name="T149" style:family="text">
      <style:text-properties fo:font-style="normal" style:font-style-asian="normal" style:font-style-complex="normal"/>
    </style:style>
    <style:style style:name="T150" style:family="text">
      <style:text-properties officeooo:rsid="0213f657"/>
    </style:style>
    <style:style style:name="T151" style:family="text">
      <style:text-properties fo:color="#000000" loext:opacity="100%" style:font-name="Courier New" style:font-name-complex="Courier New"/>
    </style:style>
    <style:style style:name="T152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3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4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4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5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7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9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2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0" style:family="text">
      <style:text-properties fo:color="#000000" loext:opacity="100%" style:font-name="Courier New" officeooo:rsid="02b867ce"/>
    </style:style>
    <style:style style:name="T20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3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4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5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6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7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8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12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3" style:family="text">
      <style:text-properties officeooo:rsid="04144748"/>
    </style:style>
    <style:style style:name="T214" style:family="text">
      <style:text-properties officeooo:rsid="0478c748"/>
    </style:style>
    <style:style style:name="T215" style:family="text">
      <style:text-properties fo:font-style="italic" officeooo:rsid="040de640" style:font-style-asian="italic" style:font-style-complex="italic"/>
    </style:style>
    <style:style style:name="T216" style:family="text">
      <style:text-properties fo:font-style="italic" officeooo:rsid="0478c748" style:font-style-asian="italic" style:font-style-complex="italic"/>
    </style:style>
    <style:style style:name="T217" style:family="text">
      <style:text-properties fo:font-style="italic" officeooo:rsid="04125c48" style:font-style-asian="italic" style:font-style-complex="italic"/>
    </style:style>
    <style:style style:name="T218" style:family="text">
      <style:text-properties officeooo:rsid="042d7d17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officeooo:rsid="041182c7" style:font-style-asian="italic" style:font-style-complex="italic"/>
    </style:style>
    <style:style style:name="T221" style:family="text">
      <style:text-properties officeooo:rsid="051a58c7"/>
    </style:style>
    <style:style style:name="T222" style:family="text">
      <style:text-properties officeooo:rsid="0424aa9b"/>
    </style:style>
    <style:style style:name="T223" style:family="text">
      <style:text-properties style:font-name="Courier New" officeooo:rsid="040de640"/>
    </style:style>
    <style:style style:name="T224" style:family="text">
      <style:text-properties style:font-name="Courier New" officeooo:rsid="051a58c7"/>
    </style:style>
    <style:style style:name="T225" style:family="text">
      <style:text-properties style:font-name="Courier New" fo:font-weight="normal" officeooo:rsid="040de640" style:font-weight-asian="normal" style:font-weight-complex="normal"/>
    </style:style>
    <style:style style:name="T226" style:family="text">
      <style:text-properties style:font-name="Courier New" fo:font-weight="normal" officeooo:rsid="04283cfb" style:font-weight-asian="normal" style:font-weight-complex="normal"/>
    </style:style>
    <style:style style:name="T227" style:family="text">
      <style:text-properties officeooo:rsid="048a07de"/>
    </style:style>
    <style:style style:name="T228" style:family="text">
      <style:text-properties officeooo:rsid="04546f38"/>
    </style:style>
    <style:style style:name="T229" style:family="text">
      <style:text-properties fo:language="zxx" fo:country="none" style:language-asian="zxx" style:country-asian="none" style:language-complex="zxx" style:country-complex="none"/>
    </style:style>
    <style:style style:name="T230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1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3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9">Type </text:span></text:span><text:span text:style-name="Source_20_Text"><text:span text:style-name="T10">API</text:span></text:span></text:p>
          </table:table-cell>
          <table:table-cell table:style-name="Table1.D1" office:value-type="string">
            <text:p text:style-name="P4">DOM <text:span text:style-name="T11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2">constant(value);</text:span></text:span></text:p>
            <text:p text:style-name="P5"><text:span text:style-name="Source_20_Text"><text:span text:style-name="T13">identity(value);</text:span></text:span></text:p>
            <text:p text:style-name="P5"><text:span text:style-name="Source_20_Text"><text:span text:style-name="T12">noop();</text:span></text:span></text:p>
            <text:p text:style-name="P5"><text:span text:style-name="Source_20_Text"><text:span text:style-name="T12">T();</text:span></text:span></text:p>
            <text:p text:style-name="P5"><text:span text:style-name="Source_20_Text"><text:span text:style-name="T14">F();</text:span></text:span></text:p>
          </table:table-cell>
          <table:table-cell table:style-name="Table1.B2" office:value-type="string">
            <text:p text:style-name="P5"><text:span text:style-name="Source_20_Text"><text:span text:style-name="T12">asyncConstant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Identity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Noop();</text:span></text:span></text:p>
            <text:p text:style-name="P5"><text:span text:style-name="Source_20_Text"><text:span text:style-name="T12">async</text:span></text:span><text:span text:style-name="Source_20_Text"><text:span text:style-name="T17">T</text:span></text:span><text:span text:style-name="Source_20_Text"><text:span text:style-name="T12">();</text:span></text:span></text:p>
            <text:p text:style-name="P5"><text:span text:style-name="Source_20_Text"><text:span text:style-name="T12">async</text:span></text:span><text:span text:style-name="Source_20_Text"><text:span text:style-name="T17">F</text:span></text:span><text:span text:style-name="Source_20_Text"><text:span text:style-name="T12">();</text:span></text:span></text:p>
          </table:table-cell>
          <table:table-cell table:style-name="Table1.C2" table:number-rows-spanned="3" office:value-type="string">
            <text:p text:style-name="P6"><text:span text:style-name="Source_20_Text"><text:span text:style-name="T18">ty</text:span></text:span><text:span text:style-name="Source_20_Text"><text:span text:style-name="T19">pe</text:span></text:span><text:span text:style-name="Source_20_Text"><text:span text:style-name="T20">Of</text:span></text:span><text:span text:style-name="Source_20_Text"><text:span text:style-name="T19">(v</text:span></text:span><text:span text:style-name="Source_20_Text"><text:span text:style-name="T18">alue</text:span></text:span><text:span text:style-name="Source_20_Text"><text:span text:style-name="T19">);</text:span></text:span></text:p>
            <text:p text:style-name="P7"><text:span text:style-name="Source_20_Text"><text:span text:style-name="T21">is(</text:span></text:span><text:span text:style-name="Source_20_Text"><text:span text:style-name="T22">val</text:span></text:span><text:span text:style-name="Source_20_Text"><text:span text:style-name="T21">[,expectedType[,Throw=false]]</text:span></text:span><text:span text:style-name="Source_20_Text"><text:span text:style-name="T23">)</text:span></text:span><text:span text:style-name="Source_20_Text"><text:span text:style-name="T21">;</text:span></text:span></text:p>
            <text:p text:style-name="P8"><text:span text:style-name="Source_20_Text"><text:span text:style-name="T21">isTypedCollection(iter,expectedType, Throw=false);</text:span></text:span></text:p>
            <text:p text:style-name="P9"><text:span text:style-name="Source_20_Text"><text:span text:style-name="T24">isSameType(value1,value2)</text:span></text:span><text:span text:style-name="Source_20_Text"><text:span text:style-name="T25">;</text:span></text:span></text:p>
            <text:p text:style-name="P6"><text:span text:style-name="Source_20_Text"><text:span text:style-name="T12">isSameInstance(</text:span></text:span><text:span text:style-name="Source_20_Text"><text:span text:style-name="T26">v1</text:span></text:span><text:span text:style-name="Source_20_Text"><text:span text:style-name="T12">,</text:span></text:span><text:span text:style-name="Source_20_Text"><text:span text:style-name="T26">v2</text:span></text:span><text:span text:style-name="Source_20_Text"><text:span text:style-name="T12">,Contructor);</text:span></text:span></text:p>
            <text:p text:style-name="P10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11"><text:span text:style-name="Source_20_Text"><text:span text:style-name="T12">isCoercedObject</text:span></text:span><text:span text:style-name="Source_20_Text"><text:span text:style-name="T30">(object);</text:span></text:span></text:p>
            <text:p text:style-name="P11"><text:span text:style-name="Source_20_Text"><text:span text:style-name="T27">isEmptyValue(value);</text:span></text:span></text:p>
            <text:p text:style-name="P6"><text:span text:style-name="Source_20_Text"><text:span text:style-name="T12">isNull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2">);</text:span></text:span></text:p>
            <text:p text:style-name="P12"><text:span text:style-name="Source_20_Text"><text:span text:style-name="T12">isUndefined(v</text:span></text:span><text:span text:style-name="Source_20_Text"><text:span text:style-name="T33">alu</text:span></text:span><text:span text:style-name="Source_20_Text"><text:span text:style-name="T34">e</text:span></text:span><text:span text:style-name="Source_20_Text"><text:span text:style-name="T12">);</text:span></text:span></text:p>
            <text:p text:style-name="P12"><text:span text:style-name="Source_20_Text"><text:span text:style-name="T12">isN</text:span></text:span><text:span text:style-name="Source_20_Text"><text:span text:style-name="T35">ullish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3"><text:span text:style-name="Source_20_Text"><text:span text:style-name="T38">isNonNullable(value);</text:span></text:span></text:p>
            <text:p text:style-name="P13"><text:span text:style-name="Source_20_Text"><text:span text:style-name="T38">isNonNullablePrimitive(value);</text:span></text:span></text:p>
            <text:p text:style-name="P12"><text:span text:style-name="Source_20_Text"><text:span text:style-name="T12">isNumeric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39">isChar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4"><text:span text:style-name="Source_20_Text"><text:span text:style-name="T40">isPlainObject(value);</text:span></text:span></text:p>
            <text:p text:style-name="P12"><text:span text:style-name="Source_20_Text"><text:span text:style-name="T12">isFunction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12">is</text:span></text:span><text:span text:style-name="Source_20_Text"><text:span text:style-name="T41">Callable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12">isGenerator</text:span></text:span><text:span text:style-name="Source_20_Text"><text:span text:style-name="T42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2"><text:span text:style-name="Source_20_Text"><text:span text:style-name="T12">isAsync</text:span></text:span><text:span text:style-name="Source_20_Text"><text:span text:style-name="T45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2"><text:span text:style-name="Source_20_Text"><text:span text:style-name="T39">isAsyncGeneratorFn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39">);</text:span></text:span></text:p>
            <text:p text:style-name="P12"><text:span text:style-name="Source_20_Text"><text:span text:style-name="T39">isProxy(value);</text:span></text:span></text:p>
            <text:p text:style-name="P12"><text:span text:style-name="Source_20_Text"><text:span text:style-name="T12">isElemen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39">isRegexp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2"><text:span text:style-name="Source_20_Text"><text:span text:style-name="T12">isArraylike(value);</text:span></text:span></text:p>
            <text:p text:style-name="P15"><text:span text:style-name="Source_20_Text"><text:span text:style-name="T12">isTypedArray(value);</text:span></text:span></text:p>
            <text:p text:style-name="P15"><text:span text:style-name="Source_20_Text"><text:span text:style-name="T12">isIterator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2"><text:span text:style-name="Source_20_Text"><text:span text:style-name="T12">isIterable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2"><text:span text:style-name="Source_20_Text"><text:span text:style-name="T12">isAsyncIterable(</text:span></text:span><text:span text:style-name="Source_20_Text"><text:span text:style-name="T22">value</text:span></text:span><text:span text:style-name="Source_20_Text"><text:span text:style-name="T12">);</text:span></text:span></text:p>
            <text:p text:style-name="P16"><text:span text:style-name="Source_20_Text"><text:span text:style-name="T48">isPropertyKey(v</text:span></text:span><text:span text:style-name="Source_20_Text"><text:span text:style-name="T49">alu</text:span></text:span><text:span text:style-name="Source_20_Text"><text:span text:style-name="T50">e</text:span></text:span><text:span text:style-name="Source_20_Text"><text:span text:style-name="T48">);</text:span></text:span></text:p>
            <text:p text:style-name="P16"><text:span text:style-name="Source_20_Text"><text:span text:style-name="T48">toPropertyKey(v</text:span></text:span><text:span text:style-name="Source_20_Text"><text:span text:style-name="T50">alue</text:span></text:span><text:span text:style-name="Source_20_Text"><text:span text:style-name="T48">);</text:span></text:span></text:p>
            <text:p text:style-name="P16"><text:span text:style-name="Source_20_Text"><text:span text:style-name="T48">isPrimitive(v</text:span></text:span><text:span text:style-name="Source_20_Text"><text:span text:style-name="T51">a</text:span></text:span><text:span text:style-name="Source_20_Text"><text:span text:style-name="T52">lue</text:span></text:span><text:span text:style-name="Source_20_Text"><text:span text:style-name="T48">);</text:span></text:span></text:p>
            <text:p text:style-name="P16"><text:span text:style-name="Source_20_Text"><text:span text:style-name="T40">toPrimitive</text:span></text:span><text:span text:style-name="Source_20_Text"><text:span text:style-name="T53">Value</text:span></text:span><text:span text:style-name="Source_20_Text"><text:span text:style-name="T40">(valu</text:span></text:span><text:span text:style-name="Source_20_Text"><text:span text:style-name="T50">e</text:span></text:span><text:span text:style-name="Source_20_Text"><text:span text:style-name="T40">);</text:span></text:span></text:p>
            <text:p text:style-name="P16"><text:span text:style-name="Source_20_Text"><text:span text:style-name="T12">isObjec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 </text:span></text:span><text:span text:style-name="Source_20_Text"><text:span text:style-name="T54">and</text:span></text:span><text:span text:style-name="Source_20_Text"><text:span text:style-name="T55"> </text:span></text:span><text:span text:style-name="Source_20_Text"><text:span text:style-name="T40">toObject(v</text:span></text:span><text:span text:style-name="Source_20_Text"><text:span text:style-name="T56">alu</text:span></text:span><text:span text:style-name="Source_20_Text"><text:span text:style-name="T57">e</text:span></text:span><text:span text:style-name="Source_20_Text"><text:span text:style-name="T40">);</text:span></text:span></text:p>
            <text:p text:style-name="P17"><text:span text:style-name="Source_20_Text"><text:span text:style-name="T58">isIndex(v</text:span></text:span><text:span text:style-name="Source_20_Text"><text:span text:style-name="T59">alu</text:span></text:span><text:span text:style-name="Source_20_Text"><text:span text:style-name="T60">e</text:span></text:span><text:span text:style-name="Source_20_Text"><text:span text:style-name="T58">); <text:s/></text:span></text:span><text:span text:style-name="Source_20_Text"><text:span text:style-name="T61">and</text:span></text:span><text:span text:style-name="Source_20_Text"><text:span text:style-name="T62"> </text:span></text:span><text:span text:style-name="Source_20_Text"><text:span text:style-name="T63">to</text:span></text:span><text:span text:style-name="Source_20_Text"><text:span text:style-name="T58">Index(va</text:span></text:span><text:span text:style-name="Source_20_Text"><text:span text:style-name="T64">lue</text:span></text:span><text:span text:style-name="Source_20_Text"><text:span text:style-name="T58">);</text:span></text:span></text:p>
            <text:p text:style-name="P18"><text:span text:style-name="Source_20_Text"><text:span text:style-name="T49">isLength</text:span></text:span><text:span text:style-name="Source_20_Text"><text:span text:style-name="T65">(v</text:span></text:span><text:span text:style-name="Source_20_Text"><text:span text:style-name="T49">al</text:span></text:span><text:span text:style-name="Source_20_Text"><text:span text:style-name="T66">ue</text:span></text:span><text:span text:style-name="Source_20_Text"><text:span text:style-name="T65">); </text:span></text:span><text:span text:style-name="Source_20_Text"><text:span text:style-name="T67">and</text:span></text:span><text:span text:style-name="Source_20_Text"><text:span text:style-name="T68"> </text:span></text:span><text:span text:style-name="Source_20_Text"><text:span text:style-name="T48">toLength(value);</text:span></text:span></text:p>
            <text:p text:style-name="P19"><text:span text:style-name="Source_20_Text"><text:span text:style-name="T40">toSafeString</text:span></text:span><text:span text:style-name="Source_20_Text"><text:span text:style-name="T69">(value);</text:span></text:span></text:p>
          </table:table-cell>
          <table:table-cell table:style-name="Table1.D2" table:number-rows-spanned="3" office:value-type="string">
            <text:p text:style-name="P20"><text:span text:style-name="Source_20_Text"><text:span text:style-name="T12">qsa(selector[,context]).forEach(c</text:span></text:span><text:span text:style-name="Source_20_Text"><text:span text:style-name="T70">a</text:span></text:span><text:span text:style-name="Source_20_Text"><text:span text:style-name="T71">llback</text:span></text:span><text:span text:style-name="Source_20_Text"><text:span text:style-name="T12">);</text:span></text:span></text:p>
            <text:p text:style-name="P20"><text:span text:style-name="Source_20_Text"><text:span text:style-name="T12">qs(selector[,context]);</text:span></text:span></text:p>
            <text:p text:style-name="P20"><text:span text:style-name="Source_20_Text"><text:span text:style-name="T12">domReady(c</text:span></text:span><text:span text:style-name="Source_20_Text"><text:span text:style-name="T70">allback</text:span></text:span><text:span text:style-name="Source_20_Text"><text:span text:style-name="T12">);</text:span></text:span></text:p>
            <text:p text:style-name="P20"><text:span text:style-name="Source_20_Text"><text:span text:style-name="T72">domClear(e</text:span></text:span><text:span text:style-name="Source_20_Text"><text:span text:style-name="T73">lement</text:span></text:span><text:span text:style-name="Source_20_Text"><text:span text:style-name="T72">);</text:span></text:span></text:p>
            <text:p text:style-name="P20"><text:span text:style-name="Source_20_Text"><text:span text:style-name="T12">domCreate(type[,properties[,innerHTML]]);</text:span></text:span></text:p>
            <text:p text:style-name="P20"><text:span text:style-name="Source_20_Text"><text:span text:style-name="T12">domCreate(</text:span></text:span><text:bookmark text:name="result_box Copy 1"/><text:span text:style-name="Source_20_Text"><text:span text:style-name="T12">element descriptive object);</text:span></text:span></text:p>
            <text:p text:style-name="P20"><text:span text:style-name="Source_20_Text"><text:span text:style-name="T12">domToElement(</text:span></text:span><text:bookmark text:name="result_box1 Copy 1"/><text:span text:style-name="Source_20_Text"><text:span text:style-name="T12">htmlString);</text:span></text:span></text:p>
            <text:p text:style-name="P20"><text:span text:style-name="Source_20_Text"><text:span text:style-name="T12">domGetCSS(element</text:span></text:span><text:span text:style-name="Source_20_Text"><text:span text:style-name="T74">[</text:span></text:span><text:span text:style-name="Source_20_Text"><text:span text:style-name="T12">,property</text:span></text:span><text:span text:style-name="Source_20_Text"><text:span text:style-name="T75">]</text:span></text:span><text:span text:style-name="Source_20_Text"><text:span text:style-name="T12">);</text:span></text:span></text:p>
            <text:p text:style-name="P20"><text:span text:style-name="Source_20_Text"><text:span text:style-name="T12">domSetCSS(element,property,value);</text:span></text:span></text:p>
            <text:p text:style-name="P20"><text:span text:style-name="Source_20_Text"><text:span text:style-name="T12">domSetCSS(element,properties);</text:span></text:span></text:p>
            <text:p text:style-name="P20"><text:span text:style-name="Source_20_Text"><text:span text:style-name="T12">domFadeIn(element[,duration[,display]]);</text:span></text:span></text:p>
            <text:p text:style-name="P20"><text:span text:style-name="Source_20_Text"><text:span text:style-name="T12">domFadeOut(element[,duration]); </text:span></text:span></text:p>
            <text:p text:style-name="P20"><text:span text:style-name="Source_20_Text"><text:span text:style-name="T12">domFadeToggle(elem[,duration[,display]]);</text:span></text:span></text:p>
            <text:p text:style-name="P20"><text:span text:style-name="Source_20_Text"><text:span text:style-name="T12">domShow(element[,display]);</text:span></text:span></text:p>
            <text:p text:style-name="P20"><text:span text:style-name="Source_20_Text"><text:span text:style-name="T12">domHide(e</text:span></text:span><text:span text:style-name="Source_20_Text"><text:span text:style-name="T76">le</text:span></text:span><text:span text:style-name="Source_20_Text"><text:span text:style-name="T77">ment</text:span></text:span><text:span text:style-name="Source_20_Text"><text:span text:style-name="T12">);</text:span></text:span></text:p>
            <text:p text:style-name="P20"><text:span text:style-name="Source_20_Text"><text:span text:style-name="T12">domToggle(element[,display]);</text:span></text:span></text:p>
            <text:p text:style-name="P20"><text:span text:style-name="Source_20_Text"><text:span text:style-name="T12">domIsHidden(element);</text:span></text:span></text:p>
            <text:p text:style-name="P21"><text:span text:style-name="Source_20_Text"><text:span text:style-name="T78">domScrollToTop();</text:span></text:span></text:p>
            <text:p text:style-name="P21"><text:span text:style-name="Source_20_Text"><text:span text:style-name="T79">domScrollToBottom();</text:span></text:span></text:p>
            <text:p text:style-name="P20"><text:span text:style-name="Source_20_Text"><text:span text:style-name="T12">domScrollToElement(element[,top=true]);<text:line-break/>domSiblings(element);</text:span></text:span></text:p>
            <text:p text:style-name="P20"><text:span text:style-name="Source_20_Text"><text:span text:style-name="T12">domSiblingsPrev(element);</text:span></text:span></text:p>
            <text:p text:style-name="P20"><text:span text:style-name="Source_20_Text"><text:span text:style-name="T12">domSiblings</text:span></text:span><text:span text:style-name="Source_20_Text"><text:span text:style-name="T80">Left</text:span></text:span><text:span text:style-name="Source_20_Text"><text:span text:style-name="T12">(element);</text:span></text:span></text:p>
            <text:p text:style-name="P15"><text:span text:style-name="Source_20_Text"><text:span text:style-name="T12">domSiblingsNext(element);</text:span></text:span></text:p>
            <text:p text:style-name="P15"><text:span text:style-name="Source_20_Text"><text:span text:style-name="T12">domSiblings</text:span></text:span><text:span text:style-name="Source_20_Text"><text:span text:style-name="T80">Right</text:span></text:span><text:span text:style-name="Source_20_Text"><text:span text:style-name="T12">(element);</text:span></text:span></text:p>
            <text:p text:style-name="P20"><text:span text:style-name="Source_20_Text"><text:span text:style-name="T81">domGetC</text:span></text:span><text:span text:style-name="Source_20_Text"><text:span text:style-name="T82">SS</text:span></text:span><text:span text:style-name="Source_20_Text"><text:span text:style-name="T81">Var(name);</text:span></text:span></text:p>
            <text:p text:style-name="P20"><text:span text:style-name="Source_20_Text"><text:span text:style-name="T12">domSetC</text:span></text:span><text:span text:style-name="Source_20_Text"><text:span text:style-name="T82">SS</text:span></text:span><text:span text:style-name="Source_20_Text"><text:span text:style-name="T12">Var(</text:span></text:span><text:span text:style-name="Source_20_Text"><text:span text:style-name="T81">n</text:span></text:span><text:span text:style-name="Source_20_Text"><text:span text:style-name="T12">a</text:span></text:span><text:span text:style-name="Source_20_Text"><text:span text:style-name="T81">me</text:span></text:span><text:span text:style-name="Source_20_Text"><text:span text:style-name="T12">,</text:span></text:span><text:span text:style-name="Source_20_Text"><text:span text:style-name="T81">v</text:span></text:span><text:span text:style-name="Source_20_Text"><text:span text:style-name="T12">a</text:span></text:span><text:span text:style-name="Source_20_Text"><text:span text:style-name="T81">lue</text:span></text:span><text:span text:style-name="Source_20_Text"><text:span text:style-name="T12">);</text:span></text:span></text:p>
            <text:p text:style-name="P20"><text:span text:style-name="Source_20_Text"><text:span text:style-name="T12">importScript(script1[,scriptN]);</text:span></text:span></text:p>
            <text:p text:style-name="P20"><text:span text:style-name="Source_20_Text"><text:span text:style-name="T12">importStyle(style1[,styleN]);</text:span></text:span></text:p>
            <text:p text:style-name="P22"><text:span text:style-name="Source_20_Text"><text:span text:style-name="T12">setFullscreenOn(selector</text:span></text:span><text:span text:style-name="Source_20_Text"><text:span text:style-name="T83">);</text:span></text:span></text:p>
            <text:p text:style-name="P22"><text:span text:style-name="Source_20_Text"><text:span text:style-name="T12">setFullscreenOn(element);</text:span></text:span></text:p>
            <text:p text:style-name="P20"><text:span text:style-name="Source_20_Text"><text:span text:style-name="T12">setFullscreenOff();</text:span></text:span></text:p>
            <text:p text:style-name="P23"><text:span text:style-name="Source_20_Text"><text:span text:style-name="T12">getFullscreen();<text:line-break/>form2array(form);</text:span></text:span></text:p>
            <text:p text:style-name="P23"><text:span text:style-name="Source_20_Text"><text:span text:style-name="T12">form2string(form);</text:span></text:span></text:p>
            <text:p text:style-name="P20"><text:span text:style-name="Source_20_Text"><text:span text:style-name="T12">getDoNotTrack();</text:span></text:span></text:p>
            <text:p text:style-name="P23"><text:span text:style-name="Source_20_Text"><text:span text:style-name="T12">getLocation(success[,error]);</text:span></text:span></text:p>
            <text:p text:style-name="P23"><text:span text:style-name="Source_20_Text"><text:span text:style-name="T12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4"><text:span text:style-name="Source_20_Text"><text:span text:style-name="T84">VERSION;</text:span></text:span></text:p>
            <text:p text:style-name="P25"><text:span text:style-name="Source_20_Text"><text:span text:style-name="T15">eq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g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g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l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l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</table:table-cell>
          <table:table-cell table:style-name="Table1.B2" office:value-type="string">
            <text:p text:style-name="P25"><text:span text:style-name="Source_20_Text"><text:span text:style-name="T85">BASE16;</text:span></text:span></text:p>
            <text:p text:style-name="P25"><text:span text:style-name="Source_20_Text"><text:span text:style-name="T85">BASE</text:span></text:span><text:span text:style-name="Source_20_Text"><text:span text:style-name="T86">32;</text:span></text:span></text:p>
            <text:p text:style-name="P25"><text:span text:style-name="Source_20_Text"><text:span text:style-name="T86">BASE36;</text:span></text:span></text:p>
            <text:p text:style-name="P25"><text:span text:style-name="Source_20_Text"><text:span text:style-name="T86">BASE58;</text:span></text:span></text:p>
            <text:p text:style-name="P25"><text:span text:style-name="Source_20_Text"><text:span text:style-name="T86">BASE62;</text:span></text:span></text:p>
            <text:p text:style-name="P25"><text:span text:style-name="Source_20_Text"><text:span text:style-name="T86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6"><text:span text:style-name="Source_20_Text"><text:span text:style-name="T12">extend([deep,]target,source1[,s</text:span></text:span><text:span text:style-name="Source_20_Text"><text:span text:style-name="T87">ou</text:span></text:span><text:span text:style-name="Source_20_Text"><text:span text:style-name="T12">rc</text:span></text:span><text:span text:style-name="Source_20_Text"><text:span text:style-name="T87">e</text:span></text:span><text:span text:style-name="Source_20_Text"><text:span text:style-name="T12">N]);</text:span></text:span></text:p>
            <text:p text:style-name="P26"><text:span text:style-name="Source_20_Text"><text:span text:style-name="T12">deleteOwnProperty(</text:span></text:span><text:span text:style-name="Source_20_Text"><text:span text:style-name="T88">obj</text:span></text:span><text:span text:style-name="Source_20_Text"><text:span text:style-name="T12">,</text:span></text:span><text:span text:style-name="Source_20_Text"><text:span text:style-name="T88">prop</text:span></text:span><text:span text:style-name="Source_20_Text"><text:span text:style-name="T12">[,Throw=false]);</text:span></text:span></text:p>
            <text:p text:style-name="P26"><text:span text:style-name="Source_20_Text"><text:span text:style-name="T12">sizeIn(o</text:span></text:span><text:span text:style-name="Source_20_Text"><text:span text:style-name="T89">bje</text:span></text:span><text:span text:style-name="Source_20_Text"><text:span text:style-name="T90">ct</text:span></text:span><text:span text:style-name="Source_20_Text"><text:span text:style-name="T12">);</text:span></text:span></text:p>
            <text:p text:style-name="P26"><text:span text:style-name="Source_20_Text"><text:span text:style-name="T12">pick(object,keys);</text:span></text:span></text:p>
            <text:p text:style-name="P26"><text:span text:style-name="Source_20_Text"><text:span text:style-name="T91">omit</text:span></text:span><text:span text:style-name="Source_20_Text"><text:span text:style-name="T12">(object,keys);</text:span></text:span></text:p>
            <text:p text:style-name="P26"><text:span text:style-name="Source_20_Text"><text:span text:style-name="T92">assoc(object,key,value);</text:span></text:span></text:p>
            <text:p text:style-name="P26"><text:span text:style-name="Source_20_Text"><text:span text:style-name="T12">delay(mi</text:span></text:span><text:span text:style-name="Source_20_Text"><text:span text:style-name="T93">lis</text:span></text:span><text:span text:style-name="Source_20_Text"><text:span text:style-name="T12">e</text:span></text:span><text:span text:style-name="Source_20_Text"><text:span text:style-name="T93">c</text:span></text:span><text:span text:style-name="Source_20_Text"><text:span text:style-name="T12">).then(callback);</text:span></text:span></text:p>
            <text:p text:style-name="P26"><text:span text:style-name="Source_20_Text"><text:span text:style-name="T12">bind(</text:span></text:span><text:span text:style-name="Source_20_Text"><text:span text:style-name="T94">function</text:span></text:span><text:span text:style-name="Source_20_Text"><text:span text:style-name="T12">,context);</text:span></text:span></text:p>
            <text:p text:style-name="P26"><text:span text:style-name="Source_20_Text"><text:span text:style-name="T95">unBind</text:span></text:span><text:span text:style-name="Source_20_Text"><text:span text:style-name="T96">(</text:span></text:span><text:span text:style-name="Source_20_Text"><text:span text:style-name="T97">f</text:span></text:span><text:span text:style-name="Source_20_Text"><text:span text:style-name="T98">unction</text:span></text:span><text:span text:style-name="Source_20_Text"><text:span text:style-name="T96">);</text:span></text:span></text:p>
            <text:p text:style-name="P26"><text:span text:style-name="Source_20_Text"><text:span text:style-name="T96">curry(function);</text:span></text:span></text:p>
            <text:p text:style-name="P26"><text:span text:style-name="Source_20_Text"><text:span text:style-name="T96">compose(function1[,functionN]);</text:span></text:span></text:p>
            <text:p text:style-name="P26"><text:span text:style-name="Source_20_Text"><text:span text:style-name="T96">pipe(function1[,functionN]);</text:span></text:span></text:p>
            <text:p text:style-name="P26"><text:span text:style-name="Source_20_Text"><text:span text:style-name="T99">once(function);</text:span></text:span></text:p>
            <text:p text:style-name="P26"><text:span text:style-name="Source_20_Text"><text:span text:style-name="T92">tap(function): function(</text:span></text:span><text:span text:style-name="Source_20_Text"><text:span text:style-name="T100">value</text:span></text:span><text:span text:style-name="Source_20_Text"><text:span text:style-name="T92">);</text:span></text:span></text:p>
            <text:p text:style-name="P27"><text:span text:style-name="Source_20_Text"><text:span text:style-name="T12">randomBoolean</text:span></text:span><text:span text:style-name="Source_20_Text"><text:span text:style-name="T14">();</text:span></text:span></text:p>
            <text:p text:style-name="P27"><text:span text:style-name="Source_20_Text"><text:span text:style-name="T101">r</text:span></text:span><text:span text:style-name="Source_20_Text"><text:span text:style-name="T14">andomUUIDv7</text:span></text:span><text:span text:style-name="Source_20_Text"><text:span text:style-name="T102">(</text:span></text:span><text:span text:style-name="Source_20_Text"><text:span text:style-name="T103">v4=false</text:span></text:span><text:span text:style-name="Source_20_Text"><text:span text:style-name="T102">);</text:span></text:span></text:p>
            <text:p text:style-name="P27"><text:span text:style-name="Source_20_Text"><text:span text:style-name="T104">timestampID([size=21[,alphabet=</text:span></text:span><text:span text:style-name="Source_20_Text"><text:span text:style-name="T105">"123456789ABCDEFGHJKLMNPQRSTUVWXYZabcdefghijkmnopqrstuvwxyz"</text:span></text:span><text:span text:style-name="Source_20_Text"><text:span text:style-name="T104">]]);</text:span></text:span></text:p>
            <text:p text:style-name="P27"><text:span text:style-name="Source_20_Text"><text:span text:style-name="T85">nanoid([size=21[,alphabet="A-Za-z0-9_-"]]);</text:span></text:span></text:p>
            <text:p text:style-name="P28"><text:span text:style-name="Source_20_Text"><text:span text:style-name="T12">createPolyfillMethod(o</text:span></text:span><text:span text:style-name="Source_20_Text"><text:span text:style-name="T106">b</text:span></text:span><text:span text:style-name="Source_20_Text"><text:span text:style-name="T107">ject</text:span></text:span><text:span text:style-name="Source_20_Text"><text:span text:style-name="T12">,</text:span></text:span><text:span text:style-name="Source_20_Text"><text:span text:style-name="T108">prop</text:span></text:span><text:span text:style-name="Source_20_Text"><text:span text:style-name="T12">,v</text:span></text:span><text:span text:style-name="Source_20_Text"><text:span text:style-name="T109">alu</text:span></text:span><text:span text:style-name="Source_20_Text"><text:span text:style-name="T110">e</text:span></text:span><text:span text:style-name="Source_20_Text"><text:span text:style-name="T12">);</text:span></text:span></text:p>
            <text:p text:style-name="P28"><text:span text:style-name="Source_20_Text"><text:span text:style-name="T12">createPolyfillProperty(o</text:span></text:span><text:span text:style-name="Source_20_Text"><text:span text:style-name="T106">b</text:span></text:span><text:span text:style-name="Source_20_Text"><text:span text:style-name="T107">ject</text:span></text:span><text:span text:style-name="Source_20_Text"><text:span text:style-name="T12">,</text:span></text:span><text:span text:style-name="Source_20_Text"><text:span text:style-name="T108">prop</text:span></text:span><text:span text:style-name="Source_20_Text"><text:span text:style-name="T12">,v</text:span></text:span><text:span text:style-name="Source_20_Text"><text:span text:style-name="T111">alu</text:span></text:span><text:span text:style-name="Source_20_Text"><text:span text:style-name="T112">e</text:span></text:span><text:span text:style-name="Source_20_Text"><text:span text:style-name="T12">);</text:span></text:span></text:p>
            <text:p text:style-name="P28"><text:span text:style-name="Source_20_Text"><text:span text:style-name="T12">getUrlVars([str=location.search]);</text:span></text:span></text:p>
            <text:p text:style-name="P28"><text:span text:style-name="Source_20_Text"><text:span text:style-name="T12">obj2string(object);</text:span></text:span></text:p>
            <text:p text:style-name="P29"><text:span text:style-name="Source_20_Text"><text:span text:style-name="T113">a</text:span></text:span><text:span text:style-name="Source_20_Text"><text:span text:style-name="T12">ssert</text:span></text:span><text:span text:style-name="Source_20_Text"><text:span text:style-name="T113">(condition[,message</text:span></text:span><text:span text:style-name="Source_20_Text"><text:span text:style-name="T114">|error</text:span></text:span><text:span text:style-name="Source_20_Text"><text:span text:style-name="T113">]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30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String API</text:p>
          </table:table-cell>
          <table:table-cell table:style-name="Table5.A1" office:value-type="string">
            <text:p text:style-name="P32"><text:span text:style-name="Source_20_Text"><text:span text:style-name="T115">Cookie </text:span></text:span><text:span text:style-name="Source_20_Text"><text:span text:style-name="T116">API</text:span></text:span></text:p>
          </table:table-cell>
          <table:table-cell table:style-name="Table5.C1" office:value-type="string">
            <text:p text:style-name="P33">Math API</text:p>
          </table:table-cell>
        </table:table-row>
        <table:table-row table:style-name="Table5.2">
          <table:table-cell table:style-name="Table5.A2" office:value-type="string">
            <text:p text:style-name="P34"><text:span text:style-name="Source_20_Text"><text:span text:style-name="T12"/></text:span></text:p>
            <text:p text:style-name="P35"><text:span text:style-name="Source_20_Text"><text:span text:style-name="T12">b64Decode(s</text:span></text:span><text:span text:style-name="Source_20_Text"><text:span text:style-name="T76">tri</text:span></text:span><text:span text:style-name="Source_20_Text"><text:span text:style-name="T34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6"><text:span text:style-name="Source_20_Text"><text:span text:style-name="T12">b64Encode(string);</text:span></text:span></text:p>
            <text:p text:style-name="P36"><text:span text:style-name="Source_20_Text"><text:span text:style-name="T12"/></text:span></text:p>
            <text:p text:style-name="P35"><text:span text:style-name="Source_20_Text"><text:span text:style-name="T12">strAt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2">,index[,newChar]);</text:span></text:span></text:p>
            <text:p text:style-name="P35"><text:span text:style-name="Source_20_Text"><text:span text:style-name="T12"/></text:span></text:p>
            <text:p text:style-name="P35"><text:span text:style-name="Source_20_Text"><text:span text:style-name="T12">strCapitalize(s</text:span></text:span><text:span text:style-name="Source_20_Text"><text:span text:style-name="T119">tri</text:span></text:span><text:span text:style-name="Source_20_Text"><text:span text:style-name="T120">ng</text:span></text:span><text:span text:style-name="Source_20_Text"><text:span text:style-name="T12">);</text:span></text:span></text:p>
            <text:p text:style-name="P35"><text:span text:style-name="Source_20_Text"><text:span text:style-name="T12"/></text:span></text:p>
            <text:p text:style-name="P35"><text:span text:style-name="Source_20_Text"><text:span text:style-name="T12">strCodePoints(s</text:span></text:span><text:span text:style-name="Source_20_Text"><text:span text:style-name="T121">t</text:span></text:span><text:span text:style-name="Source_20_Text"><text:span text:style-name="T113">ring</text:span></text:span><text:span text:style-name="Source_20_Text"><text:span text:style-name="T12">);</text:span></text:span></text:p>
            <text:p text:style-name="P35"><text:span text:style-name="Source_20_Text"><text:span text:style-name="T12"/></text:span></text:p>
            <text:p text:style-name="P35"><text:span text:style-name="Source_20_Text"><text:span text:style-name="T12">strDownFirst(s</text:span></text:span><text:span text:style-name="Source_20_Text"><text:span text:style-name="T122">tri</text:span></text:span><text:span text:style-name="Source_20_Text"><text:span text:style-name="T94">ng</text:span></text:span><text:span text:style-name="Source_20_Text"><text:span text:style-name="T12">);</text:span></text:span></text:p>
            <text:p text:style-name="P35"><text:span text:style-name="Source_20_Text"><text:span text:style-name="T12"/></text:span></text:p>
            <text:p text:style-name="P35"><text:span text:style-name="Source_20_Text"><text:span text:style-name="T12">strFromCodePoints(i</text:span></text:span><text:span text:style-name="Source_20_Text"><text:span text:style-name="T123">terator</text:span></text:span><text:span text:style-name="Source_20_Text"><text:span text:style-name="T12">);</text:span></text:span></text:p>
            <text:p text:style-name="P35"><text:span text:style-name="Source_20_Text"><text:span text:style-name="T12"/></text:span></text:p>
            <text:p text:style-name="P35"><text:span text:style-name="Source_20_Text"><text:span text:style-name="T12">strHTMLEscape(s</text:span></text:span><text:span text:style-name="Source_20_Text"><text:span text:style-name="T119">tri</text:span></text:span><text:span text:style-name="Source_20_Text"><text:span text:style-name="T120">ng</text:span></text:span><text:span text:style-name="Source_20_Text"><text:span text:style-name="T12">);</text:span></text:span></text:p>
            <text:p text:style-name="P35"><text:span text:style-name="Source_20_Text"><text:span text:style-name="T12"/></text:span></text:p>
            <text:p text:style-name="P35"><text:span text:style-name="Source_20_Text"><text:span text:style-name="T12">str</text:span></text:span><text:span text:style-name="Source_20_Text"><text:span text:style-name="T124">HTML</text:span></text:span><text:span text:style-name="Source_20_Text"><text:span text:style-name="T12">RemoveTags(string);</text:span></text:span></text:p>
            <text:p text:style-name="P35"><text:span text:style-name="Source_20_Text"><text:span text:style-name="T12"/></text:span></text:p>
            <text:p text:style-name="P35"><text:span text:style-name="Source_20_Text"><text:span text:style-name="T12">strHTML</text:span></text:span><text:span text:style-name="Source_20_Text"><text:span text:style-name="T125">Un</text:span></text:span><text:span text:style-name="Source_20_Text"><text:span text:style-name="T12">Escape(s</text:span></text:span><text:span text:style-name="Source_20_Text"><text:span text:style-name="T119">tri</text:span></text:span><text:span text:style-name="Source_20_Text"><text:span text:style-name="T120">ng</text:span></text:span><text:span text:style-name="Source_20_Text"><text:span text:style-name="T12">);</text:span></text:span></text:p>
            <text:p text:style-name="P35"><text:span text:style-name="Source_20_Text"><text:span text:style-name="T12"/></text:span></text:p>
            <text:p text:style-name="P35"><text:span text:style-name="Source_20_Text"><text:span text:style-name="T12">strProper</text:span></text:span><text:span text:style-name="Source_20_Text"><text:span text:style-name="T126">c</text:span></text:span><text:span text:style-name="Source_20_Text"><text:span text:style-name="T12">ase(s</text:span></text:span><text:span text:style-name="Source_20_Text"><text:span text:style-name="T119">tri</text:span></text:span><text:span text:style-name="Source_20_Text"><text:span text:style-name="T120">ng</text:span></text:span><text:span text:style-name="Source_20_Text"><text:span text:style-name="T12">); </text:span></text:span></text:p>
            <text:p text:style-name="P34"><text:span text:style-name="Source_20_Text"><text:span text:style-name="T127"/></text:span></text:p>
            <text:p text:style-name="P35"><text:span text:style-name="Source_20_Text"><text:span text:style-name="T12">strReverse(s</text:span></text:span><text:span text:style-name="Source_20_Text"><text:span text:style-name="T46">t</text:span></text:span><text:span text:style-name="Source_20_Text"><text:span text:style-name="T120">ring</text:span></text:span><text:span text:style-name="Source_20_Text"><text:span text:style-name="T12">);</text:span></text:span></text:p>
            <text:p text:style-name="P35"><text:span text:style-name="Source_20_Text"><text:span text:style-name="T127"/></text:span></text:p>
            <text:p text:style-name="P35"><text:span text:style-name="Source_20_Text"><text:span text:style-name="T12">strSplice(</text:span></text:span><text:span text:style-name="Source_20_Text"><text:span text:style-name="T117">str</text:span></text:span><text:span text:style-name="Source_20_Text"><text:span text:style-name="T28">ing</text:span></text:span><text:span text:style-name="Source_20_Text"><text:span text:style-name="T12">,index,count[,add</text:span></text:span><text:span text:style-name="Source_20_Text"><text:span text:style-name="T128">]);</text:span></text:span></text:p>
            <text:p text:style-name="P35"><text:span text:style-name="Source_20_Text"><text:span text:style-name="T127"/></text:span></text:p>
            <text:p text:style-name="P35"><text:span text:style-name="Source_20_Text"><text:span text:style-name="T127">s</text:span></text:span><text:span text:style-name="Source_20_Text"><text:span text:style-name="T12">tr</text:span></text:span><text:span text:style-name="Source_20_Text"><text:span text:style-name="T129">T</text:span></text:span><text:span text:style-name="Source_20_Text"><text:span text:style-name="T130">itle</text:span></text:span><text:span text:style-name="Source_20_Text"><text:span text:style-name="T126">c</text:span></text:span><text:span text:style-name="Source_20_Text"><text:span text:style-name="T12">ase(s</text:span></text:span><text:span text:style-name="Source_20_Text"><text:span text:style-name="T119">tri</text:span></text:span><text:span text:style-name="Source_20_Text"><text:span text:style-name="T120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5"><text:span text:style-name="Source_20_Text"><text:span text:style-name="T131">strTruncate(st</text:span></text:span><text:span text:style-name="Source_20_Text"><text:span text:style-name="T113">ring</text:span></text:span><text:span text:style-name="Source_20_Text"><text:span text:style-name="T131">);</text:span></text:span></text:p>
            <text:p text:style-name="P35"><text:span text:style-name="Source_20_Text"><text:span text:style-name="T131"/></text:span></text:p>
            <text:p text:style-name="P35"><text:span text:style-name="Source_20_Text"><text:span text:style-name="T12">strUpFirst(s</text:span></text:span><text:span text:style-name="Source_20_Text"><text:span text:style-name="T119">tri</text:span></text:span><text:span text:style-name="Source_20_Text"><text:span text:style-name="T120">ng</text:span></text:span><text:span text:style-name="Source_20_Text"><text:span text:style-name="T12">);</text:span></text:span></text:p>
          </table:table-cell>
          <table:table-cell table:style-name="Table5.B2" office:value-type="string">
            <text:p text:style-name="P37"><text:span text:style-name="Source_20_Text"><text:span text:style-name="T113"/></text:span></text:p>
            <text:p text:style-name="P29"><text:span text:style-name="Source_20_Text"><text:span text:style-name="T12">getCookie([name]);</text:span></text:span></text:p>
            <text:p text:style-name="P29"><text:span text:style-name="Source_20_Text"><text:span text:style-name="T12"/></text:span></text:p>
            <text:p text:style-name="P29"><text:span text:style-name="Source_20_Text"><text:span text:style-name="T13">h</text:span></text:span><text:span text:style-name="Source_20_Text"><text:span text:style-name="T12">asCookie(name);</text:span></text:span></text:p>
            <text:p text:style-name="P29"><text:span text:style-name="Source_20_Text"><text:span text:style-name="T132"/></text:span></text:p>
            <text:p text:style-name="P38"><text:span text:style-name="Source_20_Text"><text:span text:style-name="T12">setCookie(name,value[,hours</text:span></text:span><text:span text:style-name="Source_20_Text"><text:span text:style-name="T132">=8760</text:span></text:span><text:span text:style-name="Source_20_Text"><text:span text:style-name="T12">[,path</text:span></text:span><text:span text:style-name="Source_20_Text"><text:span text:style-name="T132">="/"</text:span></text:span><text:span text:style-name="Source_20_Text"><text:span text:style-name="T12">[,domain[,secure[,SameSite</text:span></text:span><text:span text:style-name="Source_20_Text"><text:span text:style-name="T132">=</text:span></text:span><text:span text:style-name="Source_20_Text"><text:span text:style-name="T133">"Lax"</text:span></text:span><text:span text:style-name="Source_20_Text"><text:span text:style-name="T12">[,HttpOnly]]]]]]);</text:span></text:span></text:p>
            <text:p text:style-name="P29"><text:span text:style-name="Source_20_Text"><text:span text:style-name="T12"/></text:span></text:p>
            <text:p text:style-name="P39"><text:span text:style-name="Source_20_Text"><text:span text:style-name="T12">setCookie</text:span></text:span><text:span text:style-name="Source_20_Text"><text:span text:style-name="T132">(Options obje</text:span></text:span><text:span text:style-name="Source_20_Text"><text:span text:style-name="T134">ct: </text:span></text:span><text:span text:style-name="Source_20_Text"><text:span text:style-name="T135">properties are the same as the parameters</text:span></text:span><text:span text:style-name="Source_20_Text"><text:span text:style-name="T132">);</text:span></text:span></text:p>
            <text:p text:style-name="P38"><text:span text:style-name="Source_20_Text"><text:span text:style-name="T132"/></text:span></text:p>
            <text:p text:style-name="P38"><text:span text:style-name="Source_20_Text"><text:span text:style-name="T12">removeCookie(name[,path</text:span></text:span><text:span text:style-name="Source_20_Text"><text:span text:style-name="T132">="/"</text:span></text:span><text:span text:style-name="Source_20_Text"><text:span text:style-name="T12">[,domain[,secure[,SameSite</text:span></text:span><text:span text:style-name="Source_20_Text"><text:span text:style-name="T132">=</text:span></text:span><text:span text:style-name="Source_20_Text"><text:span text:style-name="T133">"Lax"</text:span></text:span><text:span text:style-name="Source_20_Text"><text:span text:style-name="T12">[,HttpOnly]]]]]);</text:span></text:span></text:p>
            <text:p text:style-name="P38"><text:span text:style-name="Source_20_Text"><text:span text:style-name="T12"/></text:span></text:p>
            <text:p text:style-name="P38"><text:span text:style-name="Source_20_Text"><text:span text:style-name="T12">removeCookie</text:span></text:span><text:span text:style-name="Source_20_Text"><text:span text:style-name="T132">(Options obje</text:span></text:span><text:span text:style-name="Source_20_Text"><text:span text:style-name="T134">ct: </text:span></text:span><text:span text:style-name="Source_20_Text"><text:span text:style-name="T135">properties are the same as the parameters</text:span></text:span><text:span text:style-name="Source_20_Text"><text:span text:style-name="T132">);</text:span></text:span></text:p>
            <text:p text:style-name="P29"><text:span text:style-name="Source_20_Text"><text:span text:style-name="T132"/></text:span></text:p>
            <text:p text:style-name="P29"><text:span text:style-name="Source_20_Text"><text:span text:style-name="T113">clearCookies([path</text:span></text:span><text:span text:style-name="Source_20_Text"><text:span text:style-name="T132">="/"</text:span></text:span><text:span text:style-name="Source_20_Text"><text:span text:style-name="T113">[,domain[,</text:span></text:span><text:span text:style-name="Source_20_Text"><text:span text:style-name="T136">sec</text:span></text:span><text:span text:style-name="Source_20_Text"><text:span text:style-name="T113">[,SameSite</text:span></text:span><text:span text:style-name="Source_20_Text"><text:span text:style-name="T132">=</text:span></text:span><text:span text:style-name="Source_20_Text"><text:span text:style-name="T133">"Lax"</text:span></text:span><text:span text:style-name="Source_20_Text"><text:span text:style-name="T113">[,HttpOnly]]]]]);</text:span></text:span></text:p>
            <text:p text:style-name="P29"><text:span text:style-name="Source_20_Text"><text:span text:style-name="T113"/></text:span></text:p>
            <text:p text:style-name="P38"><text:span text:style-name="Source_20_Text"><text:span text:style-name="T113">clearCookies</text:span></text:span><text:span text:style-name="Source_20_Text"><text:span text:style-name="T132">(Options obje</text:span></text:span><text:span text:style-name="Source_20_Text"><text:span text:style-name="T134">ct: </text:span></text:span><text:span text:style-name="Source_20_Text"><text:span text:style-name="T135">properties are the same as the parameters</text:span></text:span><text:span text:style-name="Source_20_Text"><text:span text:style-name="T132">);</text:span></text:span></text:p>
          </table:table-cell>
          <table:table-cell table:style-name="Table5.C2" office:value-type="string">
            <text:p text:style-name="P40">sum(value1[,valueN]);</text:p>
            <text:p text:style-name="P40">avg(value1[,valueN]);</text:p>
            <text:p text:style-name="P40">product(value1[,valueN]);</text:p>
            <text:p text:style-name="P40"><text:span text:style-name="T137">mod</text:span><text:span text:style-name="T138">(value1,value2);</text:span></text:p>
            <text:p text:style-name="P40"><text:span text:style-name="Source_20_Text"><text:span text:style-name="T139">re</text:span></text:span><text:span text:style-name="Source_20_Text"><text:span text:style-name="T140">m(value1,value2);</text:span></text:span></text:p>
            <text:p text:style-name="P40">clamp(value,min,max);</text:p>
            <text:p text:style-name="P40"><text:span text:style-name="T141">minmax</text:span>(value,min,max);</text:p>
            <text:p text:style-name="P41"><text:span text:style-name="Source_20_Text"><text:span text:style-name="T12">inRange(value,min,max);</text:span></text:span></text:p>
            <text:p text:style-name="P41"><text:span text:style-name="Source_20_Text"><text:span text:style-name="T142">signbit(value);</text:span></text:span></text:p>
            <text:p text:style-name="P42"><text:span text:style-name="Source_20_Text"><text:span text:style-name="T12">randomInt([max]);</text:span></text:span></text:p>
            <text:p text:style-name="P42"><text:span text:style-name="Source_20_Text"><text:span text:style-name="T12">randomInt(min,max);</text:span></text:span></text:p>
            <text:p text:style-name="P42"><text:span text:style-name="Source_20_Text"><text:span text:style-name="T12">randomFloat([max]);</text:span></text:span></text:p>
            <text:p text:style-name="P42"><text:span text:style-name="Source_20_Text"><text:span text:style-name="T12">randomFloat(min,max);</text:span></text:span></text:p>
            <text:p text:style-name="P43">isEven(value);</text:p>
            <text:p text:style-name="P43">isOdd(valu<text:span text:style-name="T143">e</text:span>);</text:p>
            <text:p text:style-name="P44">isInt8(value);</text:p>
            <text:p text:style-name="P44">isInt16(value);</text:p>
            <text:p text:style-name="P44">isUInt32(value);</text:p>
            <text:p text:style-name="P44">isUInt8(value);</text:p>
            <text:p text:style-name="P44">isUInt16(value);</text:p>
            <text:p text:style-name="P44">isInt32(value);</text:p>
            <text:p text:style-name="P44">isBigInt64(value);</text:p>
            <text:p text:style-name="P45"><text:span text:style-name="T144">i</text:span><text:span text:style-name="T145">s</text:span>BigUInt64(value);</text:p>
            <text:p text:style-name="P45"><text:span text:style-name="T145">is</text:span>Float<text:span text:style-name="T146">16</text:span>(value);</text:p>
            <text:p text:style-name="P42"><text:span text:style-name="Source_20_Text"><text:span text:style-name="T142">isFloa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42">);</text:span></text:span></text:p>
            <text:p text:style-name="P42"><text:span text:style-name="Source_20_Text"><text:span text:style-name="T109">toInteger(valu</text:span></text:span><text:span text:style-name="Source_20_Text"><text:span text:style-name="T110">e</text:span></text:span><text:span text:style-name="Source_20_Text"><text:span text:style-name="T109">);</text:span></text:span></text:p>
            <text:p text:style-name="P46"><text:span text:style-name="Source_20_Text"><text:span text:style-name="T147">toIntegerOrInfinity(value);</text:span></text:span></text:p>
            <text:p text:style-name="P43"><text:span text:style-name="T148">t</text:span><text:span text:style-name="T149">oInt8(value);</text:span></text:p>
            <text:p text:style-name="P45">toInt16(value);</text:p>
            <text:p text:style-name="P45">toInt32(value);</text:p>
            <text:p text:style-name="P45">toUInt8(value);</text:p>
            <text:p text:style-name="P45">toUInt<text:span text:style-name="T150">1</text:span>6(value);</text:p>
            <text:p text:style-name="P45">toUInt32(value;</text:p>
            <text:p text:style-name="P45">toBigInt64(value);</text:p>
            <text:p text:style-name="P45">toBigUInt64(value);</text:p>
            <text:p text:style-name="P45"><text:span text:style-name="T150">toFloat</text:span><text:span text:style-name="T145">16</text:span><text:span text:style-name="T150">(value);</text:span></text:p>
            <text:p text:style-name="P44"><text:span text:style-name="Source_20_Text"><text:span text:style-name="T151">toFloat32(value);</text:span></text:span></text:p>
          </table:table-cell>
        </table:table-row>
      </table:table>
      <text:p text:style-name="P47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8"><text:span text:style-name="Source_20_Text"><text:span text:style-name="T152">Collections </text:span></text:span><text:span text:style-name="Source_20_Text"><text:span text:style-name="T153">API</text:span></text:span></text:p>
          </table:table-cell>
          <table:covered-table-cell/>
          <table:table-cell table:style-name="Table4.C1" office:value-type="string">
            <text:p text:style-name="P49">Polyfills</text:p>
          </table:table-cell>
        </table:table-row>
        <table:table-row>
          <table:table-cell table:style-name="Table4.A2" office:value-type="string">
            <text:p text:style-name="P50"><text:span text:style-name="Source_20_Text"><text:span text:style-name="T154">castArray</text:span></text:span><text:span text:style-name="Source_20_Text"><text:span text:style-name="T155">(value);</text:span></text:span></text:p>
            <text:p text:style-name="P50"><text:span text:style-name="Source_20_Text"><text:span text:style-name="T155">compact</text:span></text:span><text:span text:style-name="Source_20_Text"><text:span text:style-name="T156">(iterator);</text:span></text:span></text:p>
            <text:p text:style-name="P50"><text:span text:style-name="Source_20_Text"><text:span text:style-name="T154">arrayDeepClone(array);</text:span></text:span></text:p>
            <text:p text:style-name="P50"><text:span text:style-name="Source_20_Text"><text:span text:style-name="T154">arrayMerge(target,so</text:span></text:span><text:span text:style-name="Source_20_Text"><text:span text:style-name="T157">ur</text:span></text:span><text:span text:style-name="Source_20_Text"><text:span text:style-name="T158">c</text:span></text:span><text:span text:style-name="Source_20_Text"><text:span text:style-name="T154">e</text:span></text:span><text:span text:style-name="Source_20_Text"><text:span text:style-name="T157">1</text:span></text:span><text:span text:style-name="Source_20_Text"><text:span text:style-name="T154">[,</text:span></text:span><text:span text:style-name="Source_20_Text"><text:span text:style-name="T158">s</text:span></text:span><text:span text:style-name="Source_20_Text"><text:span text:style-name="T157">ou</text:span></text:span><text:span text:style-name="Source_20_Text"><text:span text:style-name="T158">r</text:span></text:span><text:span text:style-name="Source_20_Text"><text:span text:style-name="T157">ce</text:span></text:span><text:span text:style-name="Source_20_Text"><text:span text:style-name="T154">N]);</text:span></text:span></text:p>
            <text:p text:style-name="P51"><text:span text:style-name="Source_20_Text"><text:span text:style-name="T159">arrayAdd</text:span></text:span><text:span text:style-name="Source_20_Text"><text:span text:style-name="T154">(array,value);</text:span></text:span></text:p>
            <text:p text:style-name="P51"><text:span text:style-name="Source_20_Text"><text:span text:style-name="T154">arrayClear(array); </text:span></text:span></text:p>
            <text:p text:style-name="P51"><text:span text:style-name="Source_20_Text"><text:span text:style-name="T160">arrayRemove(array,value[,all </text:span></text:span><text:span text:style-name="Source_20_Text"><text:span text:style-name="T161">= false</text:span></text:span><text:span text:style-name="Source_20_Text"><text:span text:style-name="T160">]);</text:span></text:span></text:p>
            <text:p text:style-name="P52"><text:span text:style-name="Source_20_Text"><text:span text:style-name="T160">arrayRemove</text:span></text:span><text:span text:style-name="Source_20_Text"><text:span text:style-name="T162">By</text:span></text:span><text:span text:style-name="Source_20_Text"><text:span text:style-name="T160">(array,c</text:span></text:span><text:span text:style-name="Source_20_Text"><text:span text:style-name="T162">allback</text:span></text:span><text:span text:style-name="Source_20_Text"><text:span text:style-name="T160">[,all</text:span></text:span><text:span text:style-name="Source_20_Text"><text:span text:style-name="T161">=false</text:span></text:span><text:span text:style-name="Source_20_Text"><text:span text:style-name="T160">]);</text:span></text:span></text:p>
            <text:p text:style-name="P53"><text:span text:style-name="Source_20_Text"><text:span text:style-name="T163"/></text:span></text:p>
            <text:p text:style-name="P53"><text:span text:style-name="Source_20_Text"><text:span text:style-name="T163">arrayRange([start=0[,end = </text:span></text:span><text:span text:style-name="Source_20_Text"><text:span text:style-name="T164">99</text:span></text:span><text:span text:style-name="Source_20_Text"><text:span text:style-name="T163">[,step = 1]]]);</text:span></text:span></text:p>
            <text:p text:style-name="P54"><text:span text:style-name="Source_20_Text"><text:span text:style-name="T165">iterRange([start=0[,step=1[,end=Infinity]]]);</text:span></text:span></text:p>
            <text:p text:style-name="P54"><text:span text:style-name="Source_20_Text"><text:span text:style-name="T165"/></text:span></text:p>
            <text:p text:style-name="P55"><text:span text:style-name="Source_20_Text"><text:span text:style-name="T85">arrayCycle(i</text:span></text:span><text:span text:style-name="Source_20_Text"><text:span text:style-name="T166">terator</text:span></text:span><text:span text:style-name="Source_20_Text"><text:span text:style-name="T85">[,n </text:span></text:span><text:span text:style-name="Source_20_Text"><text:span text:style-name="T167">= 100</text:span></text:span><text:span text:style-name="Source_20_Text"><text:span text:style-name="T85">]);</text:span></text:span></text:p>
            <text:p text:style-name="P54"><text:span text:style-name="Source_20_Text"><text:span text:style-name="T165">iterCycle(iter</text:span></text:span><text:span text:style-name="Source_20_Text"><text:span text:style-name="T168">ator</text:span></text:span><text:span text:style-name="Source_20_Text"><text:span text:style-name="T165">[,n </text:span></text:span><text:span text:style-name="Source_20_Text"><text:span text:style-name="T169">= Infinity</text:span></text:span><text:span text:style-name="Source_20_Text"><text:span text:style-name="T165">]);</text:span></text:span></text:p>
            <text:p text:style-name="P56"><text:span text:style-name="Source_20_Text"><text:span text:style-name="T85"/></text:span></text:p>
            <text:p text:style-name="P56"><text:span text:style-name="Source_20_Text"><text:span text:style-name="T85">arrayRepeat(value[,n </text:span></text:span><text:span text:style-name="Source_20_Text"><text:span text:style-name="T170">= 100</text:span></text:span><text:span text:style-name="Source_20_Text"><text:span text:style-name="T85">]);</text:span></text:span></text:p>
            <text:p text:style-name="P54"><text:span text:style-name="Source_20_Text"><text:span text:style-name="T85">iterRepeat(value[,n </text:span></text:span><text:span text:style-name="Source_20_Text"><text:span text:style-name="T169">= Infinity</text:span></text:span><text:span text:style-name="Source_20_Text"><text:span text:style-name="T85">]);</text:span></text:span></text:p>
            <text:p text:style-name="P57"><text:span text:style-name="Source_20_Text"><text:span text:style-name="T171"/></text:span></text:p>
            <text:p text:style-name="P57"><text:span text:style-name="Source_20_Text"><text:span text:style-name="T171">unique(iterator[,resolver]);</text:span></text:span></text:p>
            <text:p text:style-name="P57"><text:span text:style-name="Source_20_Text"><text:span text:style-name="T165">slice(i</text:span></text:span><text:span text:style-name="Source_20_Text"><text:span text:style-name="T166">terator</text:span></text:span><text:span text:style-name="Source_20_Text"><text:span text:style-name="T165">[,begin=0[,end = Infinity]]);</text:span></text:span></text:p>
            <text:p text:style-name="P55"><text:span text:style-name="Source_20_Text"><text:span text:style-name="T165">withOut(i</text:span></text:span><text:span text:style-name="Source_20_Text"><text:span text:style-name="T166">terator</text:span></text:span><text:span text:style-name="Source_20_Text"><text:span text:style-name="T165">,filter</text:span></text:span><text:span text:style-name="Source_20_Text"><text:span text:style-name="T166">Iterator</text:span></text:span><text:span text:style-name="Source_20_Text"><text:span text:style-name="T165">);</text:span></text:span></text:p>
            <text:p text:style-name="P58"><text:span text:style-name="Source_20_Text"><text:span text:style-name="T85">reduce(i</text:span></text:span><text:span text:style-name="Source_20_Text"><text:span text:style-name="T166">terator</text:span></text:span><text:span text:style-name="Source_20_Text"><text:span text:style-name="T85">,callback[,initialvalue]);</text:span></text:span></text:p>
            <text:p text:style-name="P58"><text:span text:style-name="Source_20_Text"><text:span text:style-name="T172">count</text:span></text:span><text:span text:style-name="Source_20_Text"><text:span text:style-name="T85">(i</text:span></text:span><text:span text:style-name="Source_20_Text"><text:span text:style-name="T166">terator</text:span></text:span><text:span text:style-name="Source_20_Text"><text:span text:style-name="T85">,callback);</text:span></text:span></text:p>
            <text:p text:style-name="P58"><text:span text:style-name="Source_20_Text"><text:span text:style-name="T85"/></text:span></text:p>
            <text:p text:style-name="P58"><text:span text:style-name="Source_20_Text"><text:span text:style-name="T85">take(i</text:span></text:span><text:span text:style-name="Source_20_Text"><text:span text:style-name="T166">terator</text:span></text:span><text:span text:style-name="Source_20_Text"><text:span text:style-name="T85">[,n </text:span></text:span><text:span text:style-name="Source_20_Text"><text:span text:style-name="T173">= 1</text:span></text:span><text:span text:style-name="Source_20_Text"><text:span text:style-name="T85">]);</text:span></text:span></text:p>
            <text:p text:style-name="P58"><text:span text:style-name="Source_20_Text"><text:span text:style-name="T85">takeWhile(i</text:span></text:span><text:span text:style-name="Source_20_Text"><text:span text:style-name="T166">terator</text:span></text:span><text:span text:style-name="Source_20_Text"><text:span text:style-name="T85">,callback);</text:span></text:span></text:p>
            <text:p text:style-name="P58"><text:span text:style-name="Source_20_Text"><text:span text:style-name="T85">takeRight(i</text:span></text:span><text:span text:style-name="Source_20_Text"><text:span text:style-name="T166">terator</text:span></text:span><text:span text:style-name="Source_20_Text"><text:span text:style-name="T85">[,n </text:span></text:span><text:span text:style-name="Source_20_Text"><text:span text:style-name="T173">= 1</text:span></text:span><text:span text:style-name="Source_20_Text"><text:span text:style-name="T85">]);</text:span></text:span></text:p>
            <text:p text:style-name="P58"><text:span text:style-name="Source_20_Text"><text:span text:style-name="T85">takeRightWhile(i</text:span></text:span><text:span text:style-name="Source_20_Text"><text:span text:style-name="T166">terator</text:span></text:span><text:span text:style-name="Source_20_Text"><text:span text:style-name="T85">,callback);</text:span></text:span></text:p>
            <text:p text:style-name="P58"><text:span text:style-name="Source_20_Text"><text:span text:style-name="T85">drop(i</text:span></text:span><text:span text:style-name="Source_20_Text"><text:span text:style-name="T166">terator</text:span></text:span><text:span text:style-name="Source_20_Text"><text:span text:style-name="T85">[,n </text:span></text:span><text:span text:style-name="Source_20_Text"><text:span text:style-name="T173">= 1</text:span></text:span><text:span text:style-name="Source_20_Text"><text:span text:style-name="T85">]);</text:span></text:span><text:span text:style-name="Source_20_Text"><text:span text:style-name="T174"> </text:span></text:span></text:p>
            <text:p text:style-name="P58"><text:span text:style-name="Source_20_Text"><text:span text:style-name="T85">dropWhile(i</text:span></text:span><text:span text:style-name="Source_20_Text"><text:span text:style-name="T166">terator</text:span></text:span><text:span text:style-name="Source_20_Text"><text:span text:style-name="T85">,callback);</text:span></text:span></text:p>
            <text:p text:style-name="P58"><text:span text:style-name="Source_20_Text"><text:span text:style-name="T85">dropRight(i</text:span></text:span><text:span text:style-name="Source_20_Text"><text:span text:style-name="T166">terator</text:span></text:span><text:span text:style-name="Source_20_Text"><text:span text:style-name="T85">[,n </text:span></text:span><text:span text:style-name="Source_20_Text"><text:span text:style-name="T173">= 1</text:span></text:span><text:span text:style-name="Source_20_Text"><text:span text:style-name="T85">]);</text:span></text:span></text:p>
            <text:p text:style-name="P58"><text:span text:style-name="Source_20_Text"><text:span text:style-name="T85">dropRightWhile(i</text:span></text:span><text:span text:style-name="Source_20_Text"><text:span text:style-name="T166">terator</text:span></text:span><text:span text:style-name="Source_20_Text"><text:span text:style-name="T85">,callback);</text:span></text:span></text:p>
            <text:p text:style-name="P58"><text:span text:style-name="Source_20_Text"><text:span text:style-name="T85"/></text:span></text:p>
            <text:p text:style-name="P59"><text:span text:style-name="Source_20_Text"><text:span text:style-name="T85">isSuperset(superCollection,subCollection);</text:span></text:span></text:p>
            <text:p text:style-name="P58"><text:span text:style-name="Source_20_Text"><text:span text:style-name="T85">setDifference(</text:span></text:span><text:span text:style-name="Source_20_Text"><text:span text:style-name="T175">set1,set2</text:span></text:span><text:span text:style-name="Source_20_Text"><text:span text:style-name="T85">);</text:span></text:span></text:p>
            <text:p text:style-name="P59"><text:span text:style-name="Source_20_Text"><text:span text:style-name="T85">setIntersection(</text:span></text:span><text:span text:style-name="Source_20_Text"><text:span text:style-name="T175">set1,set2</text:span></text:span><text:span text:style-name="Source_20_Text"><text:span text:style-name="T85">);</text:span></text:span></text:p>
            <text:p text:style-name="P59"><text:span text:style-name="Source_20_Text"><text:span text:style-name="T85">setSymmetricDifference(</text:span></text:span><text:span text:style-name="Source_20_Text"><text:span text:style-name="T175">set1,set2</text:span></text:span><text:span text:style-name="Source_20_Text"><text:span text:style-name="T85">);</text:span></text:span></text:p>
            <text:p text:style-name="P59"><text:span text:style-name="Source_20_Text"><text:span text:style-name="T85">setUnion(iterator1[,iteratorN] );</text:span></text:span></text:p>
          </table:table-cell>
          <table:table-cell table:style-name="Table4.B2" office:value-type="string">
            <text:p text:style-name="P55"><text:span text:style-name="Source_20_Text"><text:span text:style-name="T176">forEach</text:span></text:span><text:span text:style-name="Source_20_Text"><text:span text:style-name="T165">(i</text:span></text:span><text:span text:style-name="Source_20_Text"><text:span text:style-name="T166">terator</text:span></text:span><text:span text:style-name="Source_20_Text"><text:span text:style-name="T165">,callback);</text:span></text:span></text:p>
            <text:p text:style-name="P60"><text:span text:style-name="Source_20_Text"><text:span text:style-name="T177">map(i</text:span></text:span><text:span text:style-name="Source_20_Text"><text:span text:style-name="T178">terator</text:span></text:span><text:span text:style-name="Source_20_Text"><text:span text:style-name="T177">,callback);</text:span></text:span></text:p>
            <text:p text:style-name="P58"><text:span text:style-name="Source_20_Text"><text:span text:style-name="T165">enumerate(i</text:span></text:span><text:span text:style-name="Source_20_Text"><text:span text:style-name="T166">terator</text:span></text:span><text:span text:style-name="Source_20_Text"><text:span text:style-name="T165">[,offset = 0]);</text:span></text:span></text:p>
            <text:p text:style-name="P58"><text:span text:style-name="Source_20_Text"><text:span text:style-name="T85">size(i</text:span></text:span><text:span text:style-name="Source_20_Text"><text:span text:style-name="T166">terator</text:span></text:span><text:span text:style-name="Source_20_Text"><text:span text:style-name="T85">);</text:span></text:span></text:p>
            <text:p text:style-name="P61"><text:span text:style-name="Source_20_Text"><text:span text:style-name="T179"/></text:span></text:p>
            <text:p text:style-name="P58"><text:span text:style-name="Source_20_Text"><text:span text:style-name="T85">every(i</text:span></text:span><text:span text:style-name="Source_20_Text"><text:span text:style-name="T166">terator</text:span></text:span><text:span text:style-name="Source_20_Text"><text:span text:style-name="T85">,c</text:span></text:span><text:span text:style-name="Source_20_Text"><text:span text:style-name="T180">allback</text:span></text:span><text:span text:style-name="Source_20_Text"><text:span text:style-name="T85">);</text:span></text:span></text:p>
            <text:p text:style-name="P58"><text:span text:style-name="Source_20_Text"><text:span text:style-name="T85">some(i</text:span></text:span><text:span text:style-name="Source_20_Text"><text:span text:style-name="T166">terator</text:span></text:span><text:span text:style-name="Source_20_Text"><text:span text:style-name="T85">,c</text:span></text:span><text:span text:style-name="Source_20_Text"><text:span text:style-name="T180">allback</text:span></text:span><text:span text:style-name="Source_20_Text"><text:span text:style-name="T85">);</text:span></text:span><text:span text:style-name="Source_20_Text"><text:span text:style-name="T181"> </text:span></text:span></text:p>
            <text:p text:style-name="P58"><text:span text:style-name="Source_20_Text"><text:span text:style-name="T165">none(i</text:span></text:span><text:span text:style-name="Source_20_Text"><text:span text:style-name="T166">terator</text:span></text:span><text:span text:style-name="Source_20_Text"><text:span text:style-name="T165">,c</text:span></text:span><text:span text:style-name="Source_20_Text"><text:span text:style-name="T180">allback</text:span></text:span><text:span text:style-name="Source_20_Text"><text:span text:style-name="T165">);</text:span></text:span></text:p>
            <text:p text:style-name="P58"><text:span text:style-name="Source_20_Text"><text:span text:style-name="T165"/></text:span></text:p>
            <text:p text:style-name="P58"><text:span text:style-name="Source_20_Text"><text:span text:style-name="T85">includes(</text:span></text:span><text:span text:style-name="Source_20_Text"><text:span text:style-name="T182">collection</text:span></text:span><text:span text:style-name="Source_20_Text"><text:span text:style-name="T85">,</text:span></text:span><text:span text:style-name="Source_20_Text"><text:span text:style-name="T183">value</text:span></text:span><text:span text:style-name="Source_20_Text"><text:span text:style-name="T182">[,comparator]</text:span></text:span><text:span text:style-name="Source_20_Text"><text:span text:style-name="T85">);</text:span></text:span></text:p>
            <text:p text:style-name="P58"><text:span text:style-name="Source_20_Text"><text:span text:style-name="T85">find(i</text:span></text:span><text:span text:style-name="Source_20_Text"><text:span text:style-name="T166">terator</text:span></text:span><text:span text:style-name="Source_20_Text"><text:span text:style-name="T85">,c</text:span></text:span><text:span text:style-name="Source_20_Text"><text:span text:style-name="T180">allback</text:span></text:span><text:span text:style-name="Source_20_Text"><text:span text:style-name="T85">);</text:span></text:span></text:p>
            <text:p text:style-name="P58"><text:span text:style-name="Source_20_Text"><text:span text:style-name="T85">findLast(i</text:span></text:span><text:span text:style-name="Source_20_Text"><text:span text:style-name="T166">terator</text:span></text:span><text:span text:style-name="Source_20_Text"><text:span text:style-name="T85">,callback);</text:span></text:span></text:p>
            <text:p text:style-name="P58"><text:span text:style-name="Source_20_Text"><text:span text:style-name="T85">filter(i</text:span></text:span><text:span text:style-name="Source_20_Text"><text:span text:style-name="T166">terator</text:span></text:span><text:span text:style-name="Source_20_Text"><text:span text:style-name="T85">,c</text:span></text:span><text:span text:style-name="Source_20_Text"><text:span text:style-name="T180">allback</text:span></text:span><text:span text:style-name="Source_20_Text"><text:span text:style-name="T85">);</text:span></text:span></text:p>
            <text:p text:style-name="P58"><text:span text:style-name="Source_20_Text"><text:span text:style-name="T184">reject(i</text:span></text:span><text:span text:style-name="Source_20_Text"><text:span text:style-name="T166">terator</text:span></text:span><text:span text:style-name="Source_20_Text"><text:span text:style-name="T184">,c</text:span></text:span><text:span text:style-name="Source_20_Text"><text:span text:style-name="T180">allback</text:span></text:span><text:span text:style-name="Source_20_Text"><text:span text:style-name="T184">);</text:span></text:span></text:p>
            <text:p text:style-name="P55"><text:span text:style-name="Source_20_Text"><text:span text:style-name="T185">p</text:span></text:span><text:span text:style-name="Source_20_Text"><text:span text:style-name="T186">artition(i</text:span></text:span><text:span text:style-name="Source_20_Text"><text:span text:style-name="T187">terator</text:span></text:span><text:span text:style-name="Source_20_Text"><text:span text:style-name="T186">,c</text:span></text:span><text:span text:style-name="Source_20_Text"><text:span text:style-name="T188">a</text:span></text:span><text:span text:style-name="Source_20_Text"><text:span text:style-name="T189">llb</text:span></text:span><text:span text:style-name="Source_20_Text"><text:span text:style-name="T188">a</text:span></text:span><text:span text:style-name="Source_20_Text"><text:span text:style-name="T189">ck</text:span></text:span><text:span text:style-name="Source_20_Text"><text:span text:style-name="T186">);</text:span></text:span></text:p>
            <text:p text:style-name="P62"><text:span text:style-name="Source_20_Text"><text:span text:style-name="T190"/></text:span></text:p>
            <text:p text:style-name="P55"><text:span text:style-name="Source_20_Text"><text:span text:style-name="T85">zip(i</text:span></text:span><text:span text:style-name="Source_20_Text"><text:span text:style-name="T166">terator1</text:span></text:span><text:span text:style-name="Source_20_Text"><text:span text:style-name="T85">[,</text:span></text:span><text:span text:style-name="Source_20_Text"><text:span text:style-name="T166">iteratorN</text:span></text:span><text:span text:style-name="Source_20_Text"><text:span text:style-name="T85">]);</text:span></text:span></text:p>
            <text:p text:style-name="P63"><text:span text:style-name="Source_20_Text"><text:span text:style-name="T191">unzip(i</text:span></text:span><text:span text:style-name="Source_20_Text"><text:span text:style-name="T187">terator</text:span></text:span><text:span text:style-name="Source_20_Text"><text:span text:style-name="T191">);</text:span></text:span></text:p>
            <text:p text:style-name="P63"><text:span text:style-name="Source_20_Text"><text:span text:style-name="T191">zipObj(i</text:span></text:span><text:span text:style-name="Source_20_Text"><text:span text:style-name="T187">terator1</text:span></text:span><text:span text:style-name="Source_20_Text"><text:span text:style-name="T191">,i</text:span></text:span><text:span text:style-name="Source_20_Text"><text:span text:style-name="T187">terator1</text:span></text:span><text:span text:style-name="Source_20_Text"><text:span text:style-name="T191">);</text:span></text:span></text:p>
            <text:p text:style-name="P58"><text:span text:style-name="Source_20_Text"><text:span text:style-name="T190">shuffle(i</text:span></text:span><text:span text:style-name="Source_20_Text"><text:span text:style-name="T166">terator</text:span></text:span><text:span text:style-name="Source_20_Text"><text:span text:style-name="T190">);</text:span></text:span></text:p>
            <text:p text:style-name="P58"><text:span text:style-name="Source_20_Text"><text:span text:style-name="T190"/></text:span></text:p>
            <text:p text:style-name="P64"><text:span text:style-name="Source_20_Text"><text:span text:style-name="T85">min(v</text:span></text:span><text:span text:style-name="Source_20_Text"><text:span text:style-name="T192">alue1[,valueN]</text:span></text:span><text:span text:style-name="Source_20_Text"><text:span text:style-name="T85">);</text:span></text:span></text:p>
            <text:p text:style-name="P65"><text:span text:style-name="Source_20_Text"><text:span text:style-name="T193">max(v</text:span></text:span><text:span text:style-name="Source_20_Text"><text:span text:style-name="T194">alue1[,valueN]</text:span></text:span><text:span text:style-name="Source_20_Text"><text:span text:style-name="T193">);</text:span></text:span></text:p>
            <text:p text:style-name="P58"><text:span text:style-name="Source_20_Text"><text:span text:style-name="T195">sort(i</text:span></text:span><text:span text:style-name="Source_20_Text"><text:span text:style-name="T166">terator</text:span></text:span><text:span text:style-name="Source_20_Text"><text:span text:style-name="T196">[</text:span></text:span><text:span text:style-name="Source_20_Text"><text:span text:style-name="T195">,number</text:span></text:span><text:span text:style-name="Source_20_Text"><text:span text:style-name="T197">s = false</text:span></text:span><text:span text:style-name="Source_20_Text"><text:span text:style-name="T196">]</text:span></text:span><text:span text:style-name="Source_20_Text"><text:span text:style-name="T195">);</text:span></text:span></text:p>
            <text:p text:style-name="P58"><text:span text:style-name="Source_20_Text"><text:span text:style-name="T190">reverse(i</text:span></text:span><text:span text:style-name="Source_20_Text"><text:span text:style-name="T166">terator</text:span></text:span><text:span text:style-name="Source_20_Text"><text:span text:style-name="T190">);</text:span></text:span></text:p>
            <text:p text:style-name="P64"><text:span text:style-name="Source_20_Text"><text:span text:style-name="T85"/></text:span></text:p>
            <text:p text:style-name="P55"><text:span text:style-name="Source_20_Text"><text:span text:style-name="T85">item(i</text:span></text:span><text:span text:style-name="Source_20_Text"><text:span text:style-name="T166">terator</text:span></text:span><text:span text:style-name="Source_20_Text"><text:span text:style-name="T85">,index);</text:span></text:span></text:p>
            <text:p text:style-name="P55"><text:span text:style-name="Source_20_Text"><text:span text:style-name="T198">nth(i</text:span></text:span><text:span text:style-name="Source_20_Text"><text:span text:style-name="T166">terator</text:span></text:span><text:span text:style-name="Source_20_Text"><text:span text:style-name="T198">,index);</text:span></text:span></text:p>
            <text:p text:style-name="P58"><text:span text:style-name="Source_20_Text"><text:span text:style-name="T85">first(i</text:span></text:span><text:span text:style-name="Source_20_Text"><text:span text:style-name="T166">terator</text:span></text:span><text:span text:style-name="Source_20_Text"><text:span text:style-name="T85">);</text:span></text:span></text:p>
            <text:p text:style-name="P58"><text:span text:style-name="Source_20_Text"><text:span text:style-name="T199">head(i</text:span></text:span><text:span text:style-name="Source_20_Text"><text:span text:style-name="T187">terator</text:span></text:span><text:span text:style-name="Source_20_Text"><text:span text:style-name="T199">);</text:span></text:span></text:p>
            <text:p text:style-name="P66"><text:span text:style-name="Source_20_Text"><text:span text:style-name="T154">last(i</text:span></text:span><text:span text:style-name="Source_20_Text"><text:span text:style-name="T178">terator</text:span></text:span><text:span text:style-name="Source_20_Text"><text:span text:style-name="T154">);</text:span></text:span></text:p>
            <text:p text:style-name="P67">initial(i<text:span text:style-name="Source_20_Text"><text:span text:style-name="T200">terator</text:span></text:span>);</text:p>
            <text:p text:style-name="P58"><text:span text:style-name="Source_20_Text"><text:span text:style-name="T85">tail(i</text:span></text:span><text:span text:style-name="Source_20_Text"><text:span text:style-name="T166">terator</text:span></text:span><text:span text:style-name="Source_20_Text"><text:span text:style-name="T85">);</text:span></text:span></text:p>
            <text:p text:style-name="P58"><text:span text:style-name="Source_20_Text"><text:span text:style-name="T85"/></text:span></text:p>
            <text:p text:style-name="P58"><text:span text:style-name="Source_20_Text"><text:span text:style-name="T201">flat(i</text:span></text:span><text:span text:style-name="Source_20_Text"><text:span text:style-name="T166">terator</text:span></text:span><text:span text:style-name="Source_20_Text"><text:span text:style-name="T201">);</text:span></text:span></text:p>
            <text:p text:style-name="P58"><text:span text:style-name="Source_20_Text"><text:span text:style-name="T85">concat(i</text:span></text:span><text:span text:style-name="Source_20_Text"><text:span text:style-name="T166">terator1</text:span></text:span><text:span text:style-name="Source_20_Text"><text:span text:style-name="T85">[,</text:span></text:span><text:span text:style-name="Source_20_Text"><text:span text:style-name="T166">iteratorN</text:span></text:span><text:span text:style-name="Source_20_Text"><text:span text:style-name="T85">]);</text:span></text:span></text:p>
            <text:p text:style-name="P58"><text:span text:style-name="Source_20_Text"><text:span text:style-name="T165">join(i</text:span></text:span><text:span text:style-name="Source_20_Text"><text:span text:style-name="T166">terator</text:span></text:span><text:span text:style-name="Source_20_Text"><text:span text:style-name="T165">[,separator </text:span></text:span><text:span text:style-name="Source_20_Text"><text:span text:style-name="T202">= ","</text:span></text:span><text:span text:style-name="Source_20_Text"><text:span text:style-name="T165">]);</text:span></text:span></text:p>
          </table:table-cell>
          <table:table-cell table:style-name="Table4.C2" office:value-type="string">
            <text:p text:style-name="P68"><text:span text:style-name="Source_20_Text"><text:span text:style-name="T85"/></text:span></text:p>
            <text:p text:style-name="P69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4">Array.fromAsync(); </text:span></text:span></text:a></text:p>
            <text:p text:style-name="P69"><text:span text:style-name="Source_20_Text"><text:span text:style-name="T154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3">Array.prototype.toReversed();</text:span></text:span></text:a></text:p>
            <text:p text:style-name="P68"><text:span text:style-name="Source_20_Text"><text:span text:style-name="T85"/></text:span></text:p>
            <text:p text:style-name="P68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4">Array.prototype.toSorted();</text:span></text:span></text:a></text:p>
            <text:p text:style-name="P68"><text:span text:style-name="Source_20_Text"><text:span text:style-name="T85"/></text:span></text:p>
            <text:p text:style-name="P68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4">Array.prototype.toSpliced();</text:span></text:span></text:a></text:p>
            <text:p text:style-name="P68"><text:span text:style-name="Source_20_Text"><text:span text:style-name="T85"/></text:span></text:p>
            <text:p text:style-name="P68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4">Array.prototype.with();</text:span></text:span></text:a></text:p>
            <text:p text:style-name="P70"><text:span text:style-name="Source_20_Text"><text:span text:style-name="T85"/></text:span></text:p>
            <text:p text:style-name="P70"><text:a xlink:type="simple" xlink:href="https://developer.mozilla.org/en-US/docs/Web/API/Crypto/randomUUID" text:style-name="Internet_20_link" text:visited-style-name="Visited_20_Internet_20_Link"><text:span text:style-name="Source_20_Text"><text:span text:style-name="T154">crypto.randomUUID();</text:span></text:span></text:a></text:p>
            <text:p text:style-name="P70"><text:span text:style-name="Source_20_Text"><text:span text:style-name="T85"/></text:span></text:p>
            <text:p text:style-name="P71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4">Error.isError();</text:span></text:span></text:a></text:p>
            <text:p text:style-name="P70"><text:span text:style-name="Source_20_Text"><text:span text:style-name="T85"/></text:span></text:p>
            <text:p text:style-name="P70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4">globalThis;</text:span></text:span></text:a></text:p>
            <text:p text:style-name="P70"><text:span text:style-name="Source_20_Text"><text:span text:style-name="T85"/></text:span></text:p>
            <text:p text:style-name="P70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4">Map.groupBy();</text:span></text:span></text:a></text:p>
            <text:p text:style-name="P72"><text:span text:style-name="Source_20_Text"><text:span text:style-name="T85"/></text:span></text:p>
            <text:p text:style-name="P72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4">Math.sumPrecise();</text:span></text:span></text:a></text:p>
            <text:p text:style-name="P72"><text:span text:style-name="Source_20_Text"><text:span text:style-name="T85"/></text:span></text:p>
            <text:p text:style-name="P70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5">Object.groupBy();</text:span></text:span></text:a></text:p>
            <text:p text:style-name="P70"><text:span text:style-name="Source_20_Text"><text:span text:style-name="T206"/></text:span></text:p>
            <text:p text:style-name="P70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4">Object</text:span></text:span><text:span text:style-name="Source_20_Text"><text:span text:style-name="T207">.</text:span></text:span><text:span text:style-name="Source_20_Text"><text:span text:style-name="T208">hasOwn();</text:span></text:span></text:a></text:p>
            <text:p text:style-name="P70"><text:span text:style-name="Source_20_Text"><text:span text:style-name="T85"/></text:span></text:p>
            <text:p text:style-name="P73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9">TypedArray.prototype.toReversed();</text:span></text:span></text:a><text:span text:style-name="T154"/></text:p>
            <text:p text:style-name="P73"><text:span text:style-name="Source_20_Text"><text:span text:style-name="T179"/></text:span></text:p>
            <text:p text:style-name="P73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9">TypedArray.prototype.toSorted();</text:span></text:span></text:a></text:p>
            <text:p text:style-name="P73"><text:span text:style-name="Source_20_Text"><text:span text:style-name="T179"/></text:span></text:p>
            <text:p text:style-name="P73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9">TypedArray.prototype.with();</text:span></text:span></text:a></text:p>
            <text:p text:style-name="P73"><text:span text:style-name="Source_20_Text"><text:span text:style-name="T179"/></text:span></text:p>
            <text:p text:style-name="P74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10">globalThis.AsyncFunction();</text:span></text:span></text:a></text:p>
            <text:p text:style-name="P74"><text:span text:style-name="Source_20_Text"><text:span text:style-name="T210"/></text:span></text:p>
            <text:p text:style-name="P74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11">global</text:span></text:span><text:span text:style-name="Source_20_Text"><text:span text:style-name="T212">this</text:span></text:span><text:span text:style-name="Source_20_Text"><text:span text:style-name="T210">.AsyncGeneratorFunction();</text:span></text:span></text:a></text:p>
            <text:p text:style-name="P75"/>
            <text:p text:style-name="P76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10">globalThis.GeneratorFunction();</text:span></text:span></text:a></text:p>
            <text:p text:style-name="P73"><text:span text:style-name="Source_20_Text"><text:span text:style-name="T85"/></text:span></text:p>
          </table:table-cell>
        </table:table-row>
      </table:table>
      <text:p text:style-name="P77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78">How to impor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9"><text:span text:style-name="T213">Celestra for </text:span><text:span text:style-name="T214">browser</text:span><text:span text:style-name="T213">: </text:span><text:span text:style-name="T215">celestra.</text:span><text:span text:style-name="T216">browser</text:span><text:span text:style-name="T217">.</text:span><text:span text:style-name="T215">js</text:span></text:p>
          </table:table-cell>
          <table:table-cell table:style-name="Table8.B2" table:number-columns-spanned="2" office:value-type="string">
            <text:p text:style-name="P80"><text:span text:style-name="T213">Celestra for Node.js </text:span><text:span text:style-name="T218">and Deno</text:span><text:span text:style-name="T213">: </text:span><text:span text:style-name="T219">celestra.</text:span><text:span text:style-name="T217">node.</text:span><text:span text:style-name="T220">m</text:span><text:span text:style-name="T219">js</text:span></text:p>
          </table:table-cell>
          <table:covered-table-cell/>
        </table:table-row>
        <table:table-row>
          <table:table-cell table:style-name="Table8.A3" table:number-rows-spanned="3" office:value-type="string">
            <text:p text:style-name="P81"/>
            <text:p text:style-name="P82">&lt;script type="module"&gt;</text:p>
            <text:p text:style-name="P83">// import the defaultExport object</text:p>
            <text:p text:style-name="P84">import defaultExport from "./celestra.browser.js";</text:p>
            <text:p text:style-name="P84">globalThis.celestra = defaultExport;</text:p>
            <text:p text:style-name="P84">globalThis.CEL = defaultExport;</text:p>
            <text:p text:style-name="P82">&lt;/script&gt;</text:p>
            <text:p text:style-name="P84"/>
            <text:p text:style-name="P82">&lt;script type="module"&gt;</text:p>
            <text:p text:style-name="P83">// import with default with name</text:p>
            <text:p text:style-name="P84">import { default as celestra } from "./celestra.browser.js";</text:p>
            <text:p text:style-name="P84">globalThis.celestra = celestra;</text:p>
            <text:p text:style-name="P84">globalThis.CEL = celestra;</text:p>
            <text:p text:style-name="P82">&lt;/script&gt;</text:p>
            <text:p text:style-name="P84"/>
            <text:p text:style-name="P82">&lt;script type="module"&gt;</text:p>
            <text:p text:style-name="P83">// import all into a new celestra object</text:p>
            <text:p text:style-name="P84">import * as celestra from "./celestra.browser.js";</text:p>
            <text:p text:style-name="P84">globalThis.celestra = celestra;</text:p>
            <text:p text:style-name="P84">globalThis.CEL = celestra;</text:p>
            <text:p text:style-name="P82">&lt;/script&gt;</text:p>
            <text:p text:style-name="P84"/>
            <text:p text:style-name="P82">&lt;script type="module"&gt;</text:p>
            <text:p text:style-name="P83">// import some functions</text:p>
            <text:p text:style-name="P84">import { first, <text:span text:style-name="T221">map</text:span> } from "./celestra.browser.js";</text:p>
            <text:p text:style-name="P84">globalThis.first = first;</text:p>
            <text:p text:style-name="P84">globalThis.<text:span text:style-name="T221">map</text:span> = <text:span text:style-name="T221">map</text:span>;</text:p>
            <text:p text:style-name="P82">&lt;/script&gt;</text:p>
            <text:p text:style-name="P82"/>
            <text:p text:style-name="P82">&lt;script type="module"&gt;</text:p>
            <text:p text:style-name="P84">// dynamic import</text:p>
            <text:p text:style-name="P84">const celestra = await import("./celestra.browser.js");</text:p>
            <text:p text:style-name="P84">globalThis.celestra = celestra;</text:p>
            <text:p text:style-name="P84">globalThis.CEL = celestra;</text:p>
            <text:p text:style-name="P82">&lt;/script&gt;</text:p>
          </table:table-cell>
          <table:table-cell table:style-name="Table8.B3" table:number-columns-spanned="2" office:value-type="string">
            <text:p text:style-name="P85"/>
            <text:p text:style-name="P85">// import the defaultExport object</text:p>
            <text:p text:style-name="P86"/>
            <text:p text:style-name="P87">import defaultExport from "./celestra.<text:span text:style-name="T222">node</text:span>.<text:span text:style-name="T222">m</text:span>js";</text:p>
            <text:p text:style-name="P87">globalThis.celestra = defaultExport;</text:p>
            <text:p text:style-name="P87">globalThis.CEL = defaultExport;</text:p>
            <text:p text:style-name="P87"/>
            <text:p text:style-name="P88">// import with default with name</text:p>
            <text:p text:style-name="P87"/>
            <text:p text:style-name="P87">import { default as celestra } from "./celestra.<text:span text:style-name="T222">node</text:span>.<text:span text:style-name="T222">m</text:span>js";</text:p>
            <text:p text:style-name="P87">globalThis.celestra = celestra;</text:p>
            <text:p text:style-name="P87">globalThis.CEL = celestra;</text:p>
            <text:p text:style-name="P87"/>
            <text:p text:style-name="P88">// import all into a new celestra object</text:p>
            <text:p text:style-name="P87"/>
            <text:p text:style-name="P87">import * as celestra from "./celestra.<text:span text:style-name="T222">node</text:span>.<text:span text:style-name="T222">m</text:span>js";</text:p>
            <text:p text:style-name="P87">globalThis.celestra = celestra;</text:p>
            <text:p text:style-name="P87">globalThis.CEL = celestra;</text:p>
            <text:p text:style-name="P87"/>
            <text:p text:style-name="P88">// import some functions</text:p>
            <text:p text:style-name="P87"/>
            <text:p text:style-name="P87">import { first, <text:span text:style-name="T221">map</text:span> } from "./celestra.<text:span text:style-name="T222">node</text:span>.<text:span text:style-name="T222">m</text:span>js";</text:p>
            <text:p text:style-name="P87">globalThis.first = first;</text:p>
            <text:p text:style-name="P89"><text:span text:style-name="Source_20_Text"><text:span text:style-name="T223">globalThis.</text:span></text:span><text:span text:style-name="Source_20_Text"><text:span text:style-name="T224">map</text:span></text:span><text:span text:style-name="Source_20_Text"><text:span text:style-name="T223"> = </text:span></text:span><text:span text:style-name="Source_20_Text"><text:span text:style-name="T224">map</text:span></text:span><text:span text:style-name="Source_20_Text"><text:span text:style-name="T223">;<text:line-break/><text:line-break/></text:span></text:span><text:span text:style-name="Source_20_Text"><text:span text:style-name="T225">// </text:span></text:span><text:span text:style-name="Source_20_Text"><text:span text:style-name="T226">dynamic import</text:span></text:span><text:span text:style-name="Source_20_Text"><text:span text:style-name="T223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</table:table-row>
        <table:table-row>
          <table:covered-table-cell table:style-name="Table8.A3"/>
          <table:table-cell table:style-name="Table8.B2" table:number-columns-spanned="2" office:value-type="string">
            <text:p text:style-name="P90">Removed <text:span text:style-name="T227">APIs</text:span> in the <text:span text:style-name="T219">celestra.node.</text:span><text:span text:style-name="T217">m</text:span><text:span text:style-name="T219">js</text:span></text:p>
          </table:table-cell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91">DOM API</text:p>
          </table:table-cell>
          <table:table-cell table:style-name="Table8.C5" office:value-type="string">
            <text:p text:style-name="P92"><text:span text:style-name="Source_20_Text"><text:span text:style-name="T223">Cookie API</text:span></text:span></text:p>
          </table:table-cell>
        </table:table-row>
      </table:table>
      <text:p text:style-name="P93"/>
      <text:p text:style-name="P9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95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5"><text:span text:style-name="T228">v</text:span>3.1.0</text:p>
          </table:table-cell>
          <table:table-cell table:style-name="Table3.A2" office:value-type="string">
            <text:p text:style-name="P95">v3.8.0</text:p>
          </table:table-cell>
          <table:table-cell table:style-name="Table3.C2" office:value-type="string">
            <text:p text:style-name="P96">v5.6.0</text:p>
          </table:table-cell>
        </table:table-row>
        <table:table-row>
          <table:table-cell table:style-name="Table3.A3" table:number-rows-spanned="3" office:value-type="string">
            <text:p text:style-name="P97">Array.from();</text:p>
            <text:p text:style-name="P97">Array.of();</text:p>
            <text:p text:style-name="P97">Array.prototype.copyWithin();</text:p>
            <text:p text:style-name="P97">Array.prototype.fill();</text:p>
            <text:p text:style-name="P97">Array.prototype.find();</text:p>
            <text:p text:style-name="P97">Array.prototype.findIndex();</text:p>
            <text:p text:style-name="P97">Object.create();</text:p>
            <text:p text:style-name="P97">String.fromCodePoint();</text:p>
            <text:p text:style-name="P97">String.prototype.codePointAt();</text:p>
            <text:p text:style-name="P97">String.prototype.endsWith();</text:p>
            <text:p text:style-name="P97">String.prototype.startsWith();</text:p>
            <text:p text:style-name="P97">Math.acosh();</text:p>
            <text:p text:style-name="P97">Math.asinh();</text:p>
            <text:p text:style-name="P97">Math.atanh();</text:p>
            <text:p text:style-name="P97">Math.cbrt();</text:p>
            <text:p text:style-name="P97">Math.clz32();</text:p>
            <text:p text:style-name="P97">Math.cosh();</text:p>
            <text:p text:style-name="P97">Math.expm1();</text:p>
            <text:p text:style-name="P97">Math.fround();</text:p>
            <text:p text:style-name="P97">Math.hypot();</text:p>
            <text:p text:style-name="P97">Math.imul();</text:p>
            <text:p text:style-name="P97">Math.log1p();</text:p>
            <text:p text:style-name="P97">Math.log10();</text:p>
            <text:p text:style-name="P97">Math.log2();</text:p>
            <text:p text:style-name="P97">Math.sign();</text:p>
            <text:p text:style-name="P97">Math.sinh();</text:p>
            <text:p text:style-name="P97">Math.tanh();</text:p>
            <text:p text:style-name="P97">Math.trunc();</text:p>
            <text:p text:style-name="P97">Number.EPSILON;</text:p>
            <text:p text:style-name="P97">Number.isNaN();</text:p>
            <text:p text:style-name="P97">isNaN();</text:p>
            <text:p text:style-name="P97">Number.isInteger();</text:p>
            <text:p text:style-name="P97">Number.isFinite();</text:p>
            <text:p text:style-name="P97">Number.isSafeInteger();</text:p>
            <text:p text:style-name="P97">Number.parseInt();</text:p>
            <text:p text:style-name="P97">Number.parseFloat();</text:p>
          </table:table-cell>
          <table:table-cell table:style-name="Table3.B3" table:number-rows-spanned="3" office:value-type="string">
            <text:p text:style-name="P97"/>
            <text:p text:style-name="P98"><text:span text:style-name="Source_20_Text"><text:span text:style-name="T209">Array.prototype.values();</text:span></text:span></text:p>
            <text:p text:style-name="P98"><text:span text:style-name="Source_20_Text"><text:span text:style-name="T209">Array.prototype.includes();</text:span></text:span></text:p>
            <text:p text:style-name="P97"/>
            <text:p text:style-name="P98"><text:span text:style-name="Source_20_Text"><text:span text:style-name="T209">ChildNode.after();</text:span></text:span><text:span text:style-name="T229"><text:line-break/></text:span><text:span text:style-name="Source_20_Text"><text:span text:style-name="T209">ChildNode.before();</text:span></text:span><text:span text:style-name="T229"><text:line-break/></text:span><text:span text:style-name="Source_20_Text"><text:span text:style-name="T209">ChildNode.remove();</text:span></text:span><text:span text:style-name="T229"><text:line-break/></text:span><text:span text:style-name="Source_20_Text"><text:span text:style-name="T209">ChildNode.replaceWith();</text:span></text:span></text:p>
            <text:p text:style-name="P97"/>
            <text:p text:style-name="P98"><text:span text:style-name="Source_20_Text"><text:span text:style-name="T209">Element.prototype.closest();<text:line-break/>Element.prototype.getAttributeNames();</text:span></text:span></text:p>
            <text:p text:style-name="P98"><text:span text:style-name="Source_20_Text"><text:span text:style-name="T209">Element.prototype.matches();</text:span></text:span></text:p>
            <text:p text:style-name="P98"><text:span text:style-name="Source_20_Text"><text:span text:style-name="T209">Element.prototype.toggleAttribute();</text:span></text:span></text:p>
            <text:p text:style-name="P97"/>
            <text:p text:style-name="P98"><text:span text:style-name="Source_20_Text"><text:span text:style-name="T209">ParentNode.append();</text:span></text:span></text:p>
            <text:p text:style-name="P98"><text:span text:style-name="Source_20_Text"><text:span text:style-name="T179"/></text:span></text:p>
            <text:p text:style-name="P98"><text:span text:style-name="Source_20_Text"><text:span text:style-name="T209">ParentNode.prepend();</text:span></text:span><text:span text:style-name="T229"><text:line-break/><text:line-break/></text:span><text:span text:style-name="Source_20_Text"><text:span text:style-name="T209">String.prototype[Symbol.iterator]();</text:span></text:span></text:p>
            <text:p text:style-name="P98"><text:span text:style-name="Source_20_Text"><text:span text:style-name="T209">String.prototype.includes();</text:span></text:span></text:p>
            <text:p text:style-name="P98"><text:span text:style-name="Source_20_Text"><text:span text:style-name="T209">String.prototype.repeat();</text:span></text:span><text:span text:style-name="T229"><text:line-break/></text:span></text:p>
            <text:p text:style-name="P98"><text:span text:style-name="Source_20_Text"><text:span text:style-name="T209">NodeList.prototype.forEach();</text:span></text:span><text:span text:style-name="T229"><text:line-break/></text:span></text:p>
            <text:p text:style-name="P98"><text:span text:style-name="Source_20_Text"><text:span text:style-name="T209">Object.assign();</text:span></text:span></text:p>
            <text:p text:style-name="P98"><text:span text:style-name="Source_20_Text"><text:span text:style-name="T209">Object.entries();</text:span></text:span><text:span text:style-name="T229"><text:line-break/></text:span></text:p>
            <text:p text:style-name="P98"><text:span text:style-name="Source_20_Text"><text:span text:style-name="T209">Object.getOwnPropertyDescriptors();</text:span></text:span><text:span text:style-name="T229"><text:line-break/></text:span><text:span text:style-name="Source_20_Text"><text:span text:style-name="T209">Object.values();</text:span></text:span><text:span text:style-name="T229"><text:line-break/></text:span></text:p>
            <text:p text:style-name="P98"><text:span text:style-name="Source_20_Text"><text:span text:style-name="T209">RegExp.prototype.flags;</text:span></text:span><text:span text:style-name="T229"><text:line-break/></text:span></text:p>
            <text:p text:style-name="P98"><text:span text:style-name="Source_20_Text"><text:span text:style-name="T230">window</text:span></text:span><text:span text:style-name="Source_20_Text"><text:span text:style-name="T209">.screenLeft;</text:span></text:span><text:span text:style-name="T229"><text:line-break/></text:span><text:span text:style-name="Source_20_Text"><text:span text:style-name="T230">window</text:span></text:span><text:span text:style-name="Source_20_Text"><text:span text:style-name="T209">.screenTop;</text:span></text:span></text:p>
          </table:table-cell>
          <table:table-cell table:style-name="Table3.C3" office:value-type="string">
            <text:p text:style-name="P97">Array.prototype.at();</text:p>
            <text:p text:style-name="P97"/>
            <text:p text:style-name="P97">Array.prototype.findLast();</text:p>
            <text:p text:style-name="P97">Array.prototype.findLastIndex();</text:p>
            <text:p text:style-name="P97"/>
            <text:p text:style-name="P97">Array.prototype.flat();</text:p>
            <text:p text:style-name="P97">Array.prototype.flatMap();</text:p>
            <text:p text:style-name="P97"/>
            <text:p text:style-name="P97">Number.MIN_SAFE_INTEGER;</text:p>
            <text:p text:style-name="P97">Number.MAX_SAFE_INTEGER;</text:p>
            <text:p text:style-name="P97"/>
            <text:p text:style-name="P97">Object.fromEntries();</text:p>
            <text:p text:style-name="P97">Object.is();</text:p>
            <text:p text:style-name="P97"/>
            <text:p text:style-name="P97">String.prototype.at();</text:p>
            <text:p text:style-name="P97"/>
            <text:p text:style-name="P97">String.prototype.matchAll();</text:p>
            <text:p text:style-name="P97"/>
            <text:p text:style-name="P97">String.prototype.padStart();</text:p>
            <text:p text:style-name="P97">String.prototype.padEnd();</text:p>
            <text:p text:style-name="P97"/>
            <text:p text:style-name="P97">String.prototype.replaceAll();</text:p>
            <text:p text:style-name="P97"/>
            <text:p text:style-name="P97">String.prototype.trimStart();</text:p>
            <text:p text:style-name="P97">String.prototype.trimLeft();</text:p>
            <text:p text:style-name="P97"/>
            <text:p text:style-name="P97">String.prototype.trimEnd();</text:p>
            <text:p text:style-name="P97">String.prototype.trimRight();</text:p>
            <text:p text:style-name="P97"/>
            <text:p text:style-name="P97">Typedarray.prototype.at();</text:p>
            <text:p text:style-name="P97"/>
            <text:p text:style-name="P97">TypedArray.prototype.findLast();</text:p>
            <text:p text:style-name="P97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96">v5.<text:span text:style-name="T231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97">BigInt.prototype.toJSON();</text:p>
          </table:table-cell>
        </table:table-row>
      </table:table>
      <text:p text:style-name="P9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zigler, Ferenc</meta:initial-creator>
    <meta:creation-date>2018-01-01T17:18:00Z</meta:creation-date>
    <dc:date>2025-11-08T22:36:44.909572200</dc:date>
    <meta:print-date>2025-11-05T21:47:46.733035800</meta:print-date>
    <meta:editing-cycles>1133</meta:editing-cycles>
    <meta:editing-duration>P1DT9H16M2S</meta:editing-duration>
    <meta:printed-by>PDF files</meta:printed-by>
    <meta:document-statistic meta:table-count="5" meta:image-count="0" meta:object-count="0" meta:page-count="5" meta:paragraph-count="401" meta:word-count="655" meta:character-count="10207" meta:non-whitespace-character-count="9934"/>
    <meta:template xlink:type="simple" xlink:actuate="onRequest" xlink:title="" xlink:href="Normal.dotm"/>
  </office:meta>
</office:document-meta>
</file>